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gif" manifest:full-path="Pictures/100000000000001C0000002085A7BC4A.gif"/>
  <manifest:file-entry manifest:media-type="image/gif" manifest:full-path="Pictures/100002000000005500000055A0E3D772.gif"/>
  <manifest:file-entry manifest:media-type="image/gif" manifest:full-path="Pictures/100000000000001C00000020D876C24E.gif"/>
  <manifest:file-entry manifest:media-type="image/gif" manifest:full-path="Pictures/100000000000001C00000020BFFBFC48.gif"/>
  <manifest:file-entry manifest:media-type="image/gif" manifest:full-path="Pictures/100000000000001C00000020E01DA237.gif"/>
  <manifest:file-entry manifest:media-type="image/png" manifest:full-path="Pictures/10000000000000400000004077CDC8F9.png"/>
  <manifest:file-entry manifest:media-type="image/png" manifest:full-path="Pictures/100000000000005900000047CE790D0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953cm"/>
    </style:style>
    <style:style style:name="gr3" style:family="graphic" style:parent-style-name="objectwithoutfill">
      <style:graphic-properties draw:stroke="solid" svg:stroke-width="0.102cm" svg:stroke-color="#800000" draw:marker-start-width="0.353cm" draw:marker-end-width="0.353cm" draw:fill="none" draw:textarea-horizontal-align="center" fo:padding-top="-0.049cm" fo:padding-bottom="-0.049cm" fo:padding-left="-0.049cm" fo:padding-right="-0.049cm"/>
    </style:style>
    <style:style style:name="gr4" style:family="graphic" style:parent-style-name="standard">
      <style:graphic-properties draw:stroke="none" draw:fill="none" draw:fill-color="#ffffff" fo:min-height="1.181cm"/>
    </style:style>
    <style:style style:name="gr5" style:family="graphic" style:parent-style-name="Braket">
      <style:graphic-properties draw:textarea-horizontal-align="center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943cm"/>
    </style:style>
    <style:style style:name="gr7" style:family="graphic" style:parent-style-name="standard">
      <style:graphic-properties draw:stroke="none" draw:fill="none" draw:fill-color="#ffffff" fo:min-height="0.863cm"/>
    </style:style>
    <style:style style:name="gr8" style:family="graphic" style:parent-style-name="standard">
      <style:graphic-properties svg:stroke-width="0.254cm" svg:stroke-color="#800000" draw:marker-start-width="0.991cm" draw:marker-end="Arrow" draw:marker-end-width="0.533cm" draw:textarea-horizontal-align="center" draw:textarea-vertical-align="middle" fo:padding-top="0.127cm" fo:padding-bottom="0.127cm" fo:padding-left="0.127cm" fo:padding-right="0.127cm"/>
    </style:style>
    <style:style style:name="gr9" style:family="graphic" style:parent-style-name="standard">
      <style:graphic-properties draw:stroke="none" draw:fill="gradient" draw:fill-gradient-name="Gradient_20_7" draw:textarea-horizontal-align="center" draw:textarea-vertical-align="middle"/>
    </style:style>
    <style:style style:name="gr10" style:family="graphic" style:parent-style-name="standard">
      <style:graphic-properties draw:stroke="none" draw:fill="gradient" draw:fill-gradient-name="Gradient_20_8" draw:textarea-horizontal-align="center" draw:textarea-vertical-align="middle"/>
    </style:style>
    <style:style style:name="gr11" style:family="graphic" style:parent-style-name="standard">
      <style:graphic-properties draw:stroke="none" draw:textarea-horizontal-align="center" draw:textarea-vertical-align="bottom" fo:padding-bottom="0.152cm"/>
    </style:style>
    <style:style style:name="gr12" style:family="graphic" style:parent-style-name="standard">
      <style:graphic-properties draw:stroke="none" draw:textarea-horizontal-align="center" draw:textarea-vertical-align="middle" fo:padding-bottom="0cm"/>
    </style:style>
    <style:style style:name="gr13" style:family="graphic" style:parent-style-name="standard">
      <style:graphic-properties svg:stroke-width="0.254cm" svg:stroke-color="#800000" draw:marker-start="Arrow" draw:marker-start-width="0.762cm" draw:marker-end="Arrow" draw:marker-end-width="0.762cm" draw:textarea-horizontal-align="center" draw:textarea-vertical-align="middle" fo:padding-top="0.127cm" fo:padding-bottom="0.127cm" fo:padding-left="0.127cm" fo:padding-right="0.12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7.043cm"/>
    </style:style>
    <style:style style:name="pr1" style:family="presentation" style:parent-style-name="WP-title">
      <style:graphic-properties draw:fill-color="#ffffff" draw:auto-grow-height="true" fo:min-height="7.258cm"/>
    </style:style>
    <style:style style:name="pr2" style:family="presentation" style:parent-style-name="WP-notes">
      <style:graphic-properties draw:fill-color="#ffffff" draw:auto-grow-height="true" fo:min-height="11.431cm"/>
    </style:style>
    <style:style style:name="pr3" style:family="presentation" style:parent-style-name="NormalIntro-title">
      <style:graphic-properties draw:fill-color="#ffffff" draw:auto-grow-height="true" fo:min-height="3.507cm"/>
    </style:style>
    <style:style style:name="pr4" style:family="presentation" style:parent-style-name="NormalIntro-outline1">
      <style:graphic-properties draw:fill-color="#ffffff" draw:auto-grow-height="true" draw:auto-grow-width="true" fo:min-height="6.996cm"/>
    </style:style>
    <style:style style:name="pr5" style:family="presentation" style:parent-style-name="NormalIntro-notes">
      <style:graphic-properties draw:fill-color="#ffffff" draw:auto-grow-height="true" fo:min-height="11.411cm"/>
    </style:style>
    <style:style style:name="pr6" style:family="presentation" style:parent-style-name="Section-title">
      <style:graphic-properties draw:fill-color="#ffffff" draw:textarea-vertical-align="middle" draw:auto-grow-height="true" fo:min-height="4.252cm"/>
    </style:style>
    <style:style style:name="pr7" style:family="presentation" style:parent-style-name="Section-notes">
      <style:graphic-properties draw:fill-color="#ffffff" draw:auto-grow-height="true" fo:min-height="11.431cm"/>
    </style:style>
    <style:style style:name="pr8" style:family="presentation" style:parent-style-name="Normal1-outline1">
      <style:graphic-properties draw:fill-color="#ffffff" draw:auto-grow-height="true" draw:auto-grow-width="true" fo:min-height="13.622cm"/>
    </style:style>
    <style:style style:name="pr9" style:family="presentation" style:parent-style-name="Normal1-title">
      <style:graphic-properties draw:fill-color="#ffffff" draw:auto-grow-height="true" fo:min-height="3.507cm"/>
    </style:style>
    <style:style style:name="pr10" style:family="presentation" style:parent-style-name="Normal1-notes">
      <style:graphic-properties draw:fill-color="#ffffff" draw:auto-grow-height="true" fo:min-height="11.411cm"/>
    </style:style>
    <style:style style:name="pr11" style:family="presentation" style:parent-style-name="Normal1-subtitle" style:list-style-name="L8">
      <style:graphic-properties draw:fill-color="#ffffff" draw:auto-grow-height="true" fo:min-height="9.664cm"/>
    </style:style>
    <style:style style:name="pr12" style:family="presentation" style:parent-style-name="Section-title">
      <style:graphic-properties draw:fill-color="#ffffff" draw:textarea-vertical-align="middle" draw:auto-grow-height="true" fo:min-height="3.503cm"/>
    </style:style>
    <style:style style:name="pr13" style:family="presentation" style:parent-style-name="Section-notes" style:list-style-name="L9">
      <style:graphic-properties draw:fill-color="#ffffff" draw:auto-grow-height="true" fo:min-height="11.431cm"/>
    </style:style>
    <style:style style:name="pr14" style:family="presentation" style:parent-style-name="Normal1-outline1">
      <style:graphic-properties draw:fill-color="#ffffff" draw:auto-grow-height="true" draw:auto-grow-width="true" fo:min-height="11.906cm"/>
    </style:style>
    <style:style style:name="pr15" style:family="presentation" style:parent-style-name="Normal1-notes">
      <style:graphic-properties draw:fill-color="#ffffff" fo:min-height="11.411cm"/>
    </style:style>
    <style:style style:name="pr16" style:family="presentation" style:parent-style-name="Normal1-outline1">
      <style:graphic-properties draw:fill-color="#ffffff" draw:auto-grow-height="true" draw:auto-grow-width="true" fo:min-height="11.99cm"/>
    </style:style>
    <style:style style:name="pr17" style:family="presentation" style:parent-style-name="Normal1-outline1">
      <style:graphic-properties draw:fill-color="#ffffff" draw:auto-grow-height="true" draw:auto-grow-width="true" fo:min-height="9.488cm"/>
    </style:style>
    <style:style style:name="pr18" style:family="presentation" style:parent-style-name="Normal1-subtitle" style:list-style-name="L10">
      <style:graphic-properties draw:fill-color="#ffffff" draw:auto-grow-height="true" fo:min-height="7.058cm"/>
    </style:style>
    <style:style style:name="pr19" style:family="presentation" style:parent-style-name="Section-notes" style:list-style-name="L9">
      <style:graphic-properties draw:fill-color="#ffffff" draw:auto-grow-height="true" fo:min-height="11.431cm"/>
    </style:style>
    <style:style style:name="pr20" style:family="presentation" style:parent-style-name="Normal1-subtitle" style:list-style-name="L10">
      <style:graphic-properties draw:fill-color="#ffffff" draw:auto-grow-height="true" fo:min-height="7.058cm"/>
    </style:style>
    <style:style style:name="pr21" style:family="presentation" style:parent-style-name="Normal1-outline1">
      <style:graphic-properties draw:fill-color="#ffffff" draw:auto-grow-height="true" draw:auto-grow-width="true" fo:min-height="13.944cm"/>
    </style:style>
    <style:style style:name="pr22" style:family="presentation" style:parent-style-name="Section-notes" style:list-style-name="L9">
      <style:graphic-properties draw:fill-color="#ffffff" draw:auto-grow-height="true" fo:min-height="11.431cm"/>
    </style:style>
    <style:style style:name="pr23" style:family="presentation" style:parent-style-name="Normal1-outline1">
      <style:graphic-properties draw:fill-color="#ffffff" draw:auto-grow-height="true" draw:auto-grow-width="true" fo:min-height="13.585cm"/>
    </style:style>
    <style:style style:name="pr24" style:family="presentation" style:parent-style-name="Section-notes" style:list-style-name="L9">
      <style:graphic-properties draw:fill-color="#ffffff" draw:auto-grow-height="true" fo:min-height="11.431cm"/>
    </style:style>
    <style:style style:name="pr25" style:family="presentation" style:parent-style-name="Normal1-subtitle" style:list-style-name="L10">
      <style:graphic-properties draw:fill-color="#ffffff" draw:auto-grow-height="true" fo:min-height="7.058cm"/>
    </style:style>
    <style:style style:name="pr26" style:family="presentation" style:parent-style-name="Normal1-subtitle" style:list-style-name="L10">
      <style:graphic-properties draw:fill-color="#ffffff" draw:auto-grow-height="true" fo:min-height="7.058cm"/>
    </style:style>
    <style:style style:name="pr27" style:family="presentation" style:parent-style-name="Section-notes" style:list-style-name="L9">
      <style:graphic-properties draw:fill-color="#ffffff" draw:auto-grow-height="true" fo:min-height="11.431cm"/>
    </style:style>
    <style:style style:name="pr28" style:family="presentation" style:parent-style-name="Normal1-outline1">
      <style:graphic-properties draw:fill-color="#ffffff" draw:auto-grow-height="true" draw:auto-grow-width="true" fo:min-height="6.927cm"/>
    </style:style>
    <style:style style:name="P1" style:family="paragraph">
      <style:paragraph-properties fo:margin-left="0cm" fo:margin-right="0cm" fo:margin-top="0cm" fo:margin-bottom="1.524cm" fo:line-height="100%" fo:text-align="start" fo:text-indent="0cm"/>
    </style:style>
    <style:style style:name="P2" style:family="paragraph">
      <style:paragraph-properties fo:margin-left="0cm" fo:margin-right="0cm" fo:line-height="100%" fo:text-indent="0cm"/>
      <style:text-properties fo:font-family="Arial" style:font-family-generic="swiss" style:font-pitch="variable" fo:font-size="32pt"/>
    </style:style>
    <style:style style:name="P3" style:family="paragraph">
      <style:paragraph-properties fo:margin-left="0.454cm" fo:margin-right="0cm" fo:text-indent="-0.454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align="center" fo:text-indent="0cm"/>
      <style:text-properties fo:font-size="28pt"/>
    </style:style>
    <style:style style:name="P7" style:family="paragraph">
      <style:paragraph-properties fo:margin-left="1.219cm" fo:margin-right="0cm" fo:text-align="center" text:enable-numbering="false" fo:text-indent="-0.791cm"/>
    </style:style>
    <style:style style:name="P8" style:family="paragraph">
      <style:paragraph-properties fo:margin-left="1.219cm" fo:margin-right="0cm" fo:text-align="center" text:enable-numbering="false" fo:text-indent="-0.791cm"/>
      <style:text-properties fo:color="#000080" fo:font-size="36pt"/>
    </style:style>
    <style:style style:name="P9" style:family="paragraph">
      <style:paragraph-properties fo:margin-left="0cm" fo:margin-right="0cm" fo:margin-top="0.42cm" fo:margin-bottom="0.35cm" fo:text-indent="0cm"/>
      <style:text-properties fo:font-size="10pt"/>
    </style:style>
    <style:style style:name="P10" style:family="paragraph">
      <style:paragraph-properties fo:margin-left="1.2cm" fo:margin-right="0cm" fo:margin-top="0cm" fo:margin-bottom="0.508cm" text:enable-numbering="true" fo:text-indent="-0.9cm"/>
    </style:style>
    <style:style style:name="P11" style:family="paragraph">
      <style:paragraph-properties fo:margin-left="2.4cm" fo:margin-right="0cm" text:enable-numbering="true" fo:text-indent="-0.8cm"/>
    </style:style>
    <style:style style:name="P12" style:family="paragraph">
      <style:paragraph-properties fo:margin-left="1.2cm" fo:margin-right="0cm" text:enable-numbering="true" fo:text-indent="-0.9cm"/>
    </style:style>
    <style:style style:name="P13" style:family="paragraph">
      <style:paragraph-properties fo:margin-left="2.4cm" fo:margin-right="0cm" text:enable-numbering="false" fo:text-indent="-0.8cm"/>
    </style:style>
    <style:style style:name="P14" style:family="paragraph">
      <style:paragraph-properties fo:margin-left="1.795cm" fo:margin-right="0cm" text:enable-numbering="false" fo:text-indent="0cm"/>
    </style:style>
    <style:style style:name="P15" style:family="paragraph">
      <style:paragraph-properties fo:margin-left="2.4cm" fo:margin-right="0cm" fo:text-indent="-0.8cm"/>
    </style:style>
    <style:style style:name="P16" style:family="paragraph">
      <style:paragraph-properties fo:margin-left="2.53cm" fo:margin-right="0cm" text:enable-numbering="true" fo:text-indent="-1.297cm">
        <style:tab-stops/>
      </style:paragraph-properties>
    </style:style>
    <style:style style:name="P17" style:family="paragraph">
      <style:paragraph-properties fo:margin-left="1.2cm" fo:margin-right="0cm" text:enable-numbering="true" fo:text-indent="-0.9cm">
        <style:tab-stops/>
      </style:paragraph-properties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fo:font-size="22pt"/>
    </style:style>
    <style:style style:name="P20" style:family="paragraph">
      <style:paragraph-properties fo:margin-left="0cm" fo:margin-right="0cm" fo:text-align="center" fo:text-indent="0cm"/>
      <style:text-properties fo:font-size="22pt"/>
    </style:style>
    <style:style style:name="P21" style:family="paragraph">
      <style:paragraph-properties fo:margin-left="0.454cm" fo:margin-right="0cm" fo:text-indent="-0.454cm"/>
      <style:text-properties fo:font-size="12pt"/>
    </style:style>
    <style:style style:name="T1" style:family="text">
      <style:text-properties fo:font-family="Arial" style:font-family-generic="swiss" style:font-pitch="variable" fo:font-size="28pt" fo:font-style="italic"/>
    </style:style>
    <style:style style:name="T2" style:family="text">
      <style:text-properties fo:font-family="Arial" style:font-family-generic="swiss" style:font-pitch="variable" fo:font-size="28pt"/>
    </style:style>
    <style:style style:name="T3" style:family="text">
      <style:text-properties fo:font-family="Arial" style:font-family-generic="swiss" style:font-pitch="variable" fo:font-size="32pt"/>
    </style:style>
    <style:style style:name="T4" style:family="text">
      <style:text-properties fo:font-family="Arial" style:font-family-generic="swiss" style:font-pitch="variable" fo:font-size="40pt"/>
    </style:style>
    <style:style style:name="T5" style:family="text">
      <style:text-properties fo:font-size="28pt"/>
    </style:style>
    <style:style style:name="T6" style:family="text">
      <style:text-properties fo:color="#000080" fo:font-size="36pt"/>
    </style:style>
    <style:style style:name="T7" style:family="text">
      <style:text-properties fo:color="#800000" fo:font-size="36pt"/>
    </style:style>
    <style:style style:name="T8" style:family="text">
      <style:text-properties fo:font-family="'Courier New'" style:font-pitch="fixed" fo:font-size="26pt"/>
    </style:style>
    <style:style style:name="T9" style:family="text">
      <style:text-properties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10" style:family="text">
      <style:text-properties fo:font-family="Arial" style:font-style-name="Regular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11" style:family="text">
      <style:text-properties fo:font-family="Arial" style:font-family-generic="swiss" style:font-pitch="variable" fo:font-size="26pt" style:font-family-asian="Arial" style:font-family-generic-asian="swiss" style:font-pitch-asian="variable" style:font-family-complex="Arial" style:font-family-generic-complex="swiss" style:font-pitch-complex="variable"/>
    </style:style>
    <style:style style:name="T12" style:family="text">
      <style:text-properties fo:font-family="Arial" style:font-style-name="Regular" style:font-family-generic="swiss" style:font-pitch="variable" fo:font-size="26pt" style:font-family-asian="Arial" style:font-family-generic-asian="swiss" style:font-pitch-asian="variable" style:font-family-complex="Arial" style:font-family-generic-complex="swiss" style:font-pitch-complex="variable"/>
    </style:style>
    <style:style style:name="T13" style:family="text">
      <style:text-properties fo:color="#000080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font-relief="none"/>
    </style:style>
    <style:style style:name="T14" style:family="text">
      <style:text-properties fo:color="#000080" style:text-outline="false" style:text-line-through-style="none" fo:font-family="'Courier New'" style:font-pitch="fixed" fo:font-size="26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font-relief="none"/>
    </style:style>
    <style:style style:name="T15" style:family="text"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font-relief="none"/>
    </style:style>
    <style:style style:name="T16" style:family="text">
      <style:text-properties fo:font-family="'Courier New'" style:font-pitch="fixed" fo:font-size="22pt"/>
    </style:style>
    <style:style style:name="T17" style:family="text">
      <style:text-properties fo:color="#000080" style:text-outline="false" style:text-line-through-style="none" fo:font-family="'Courier New'" style:font-pitch="fixed" fo:font-size="26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scale="83%" style:font-relief="none"/>
    </style:style>
    <style:style style:name="T18" style:family="text">
      <style:text-properties fo:color="#800000" style:text-outline="false" style:text-line-through-style="none" fo:font-family="'Courier New'" style:font-pitch="fixed" fo:font-size="26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scale="83%" style:font-relief="none"/>
    </style:style>
    <style:style style:name="T19" style:family="text">
      <style:text-properties fo:font-family="'Courier New'" style:font-pitch="fixed" fo:font-size="28pt"/>
    </style:style>
    <style:style style:name="T20" style:family="text">
      <style:text-properties fo:font-size="22pt"/>
    </style:style>
    <text:list-style style:name="L1">
      <text:list-level-style-number text:level="1" style:num-format=""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428cm" text:min-label-width="0.79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6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795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7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233cm" text:min-label-width="1.297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space-before="0.428cm" text:min-label-width="0.79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•">
        <style:text-properties fo:font-family="Times" fo:color="#000000" fo:font-size="100%"/>
      </text:list-level-style-bullet>
      <text:list-level-style-bullet text:level="2" text:bullet-char="•">
        <style:list-level-properties text:space-before="1.27cm" text:min-label-width="0.326cm"/>
        <style:text-properties fo:font-family="Times" fo:color="#000000" fo:font-size="100%"/>
      </text:list-level-style-bullet>
      <text:list-level-style-bullet text:level="3" text:bullet-char="•">
        <style:list-level-properties text:space-before="2.54cm" text:min-label-width="0.335cm"/>
        <style:text-properties fo:font-family="Times" fo:color="#000000" fo:font-size="100%"/>
      </text:list-level-style-bullet>
      <text:list-level-style-bullet text:level="4" text:bullet-char="•">
        <style:list-level-properties text:space-before="3.81cm" text:min-label-width="0.295cm"/>
        <style:text-properties fo:font-family="Times" fo:color="#000000" fo:font-size="100%"/>
      </text:list-level-style-bullet>
      <text:list-level-style-bullet text:level="5" text:bullet-char="•">
        <style:list-level-properties text:space-before="5.08cm" text:min-label-width="0.304cm"/>
        <style:text-properties fo:font-family="Times" fo:color="#000000" fo:font-size="100%"/>
      </text:list-level-style-bullet>
      <text:list-level-style-bullet text:level="6" text:bullet-char="•">
        <style:list-level-properties text:space-before="5.08cm" text:min-label-width="0.304cm"/>
        <style:text-properties fo:font-family="Times" fo:color="#000064" fo:font-size="100%"/>
      </text:list-level-style-bullet>
      <text:list-level-style-bullet text:level="7" text:bullet-char="•">
        <style:list-level-properties text:space-before="5.08cm" text:min-label-width="0.304cm"/>
        <style:text-properties fo:font-family="Times" fo:color="#000064" fo:font-size="100%"/>
      </text:list-level-style-bullet>
      <text:list-level-style-bullet text:level="8" text:bullet-char="•">
        <style:list-level-properties text:space-before="5.08cm" text:min-label-width="0.304cm"/>
        <style:text-properties fo:font-family="Times" fo:color="#000064" fo:font-size="100%"/>
      </text:list-level-style-bullet>
      <text:list-level-style-bullet text:level="9" text:bullet-char="•">
        <style:list-level-properties text:space-before="5.08cm" text:min-label-width="0.304cm"/>
        <style:text-properties fo:font-family="Times" fo:color="#000064" fo:font-size="100%"/>
      </text:list-level-style-bullet>
      <text:list-level-style-bullet text:level="10" text:bullet-char="•">
        <style:list-level-properties text:space-before="5.08cm" text:min-label-width="0.304cm"/>
        <style:text-properties fo:font-family="Times" fo:color="#000064" fo:font-size="100%"/>
      </text:list-level-style-bullet>
    </text:list-style>
    <text:list-style style:name="L10">
      <text:list-level-style-image text:level="1" xlink:href="Pictures/100000000000001C00000020D876C24E.gif" xlink:type="simple" xlink:show="embed" xlink:actuate="onLoad">
        <style:list-level-properties text:space-before="0.428cm" text:min-label-width="0.791cm" style:vertical-pos="middle" style:vertical-rel="line" fo:width="0.539cm" fo:height="0.616cm"/>
      </text:list-level-style-image>
      <text:list-level-style-image text:level="2" xlink:href="Pictures/100000000000001C00000020D876C24E.gif" xlink:type="simple" xlink:show="embed" xlink:actuate="onLoad">
        <style:list-level-properties text:space-before="0.6cm" text:min-label-width="0.6cm" style:vertical-pos="middle" style:vertical-rel="line" fo:width="0.539cm" fo:height="0.616cm"/>
      </text:list-level-style-image>
      <text:list-level-style-image text:level="3" xlink:href="Pictures/100000000000001C00000020D876C24E.gif" xlink:type="simple" xlink:show="embed" xlink:actuate="onLoad">
        <style:list-level-properties text:space-before="1.2cm" text:min-label-width="0.6cm" style:vertical-pos="middle" style:vertical-rel="line" fo:width="0.539cm" fo:height="0.616cm"/>
      </text:list-level-style-image>
      <text:list-level-style-image text:level="4" xlink:href="Pictures/100000000000001C00000020D876C24E.gif" xlink:type="simple" xlink:show="embed" xlink:actuate="onLoad">
        <style:list-level-properties text:space-before="1.8cm" text:min-label-width="0.6cm" style:vertical-pos="middle" style:vertical-rel="line" fo:width="0.539cm" fo:height="0.616cm"/>
      </text:list-level-style-image>
      <text:list-level-style-image text:level="5" xlink:href="Pictures/100000000000001C00000020D876C24E.gif" xlink:type="simple" xlink:show="embed" xlink:actuate="onLoad">
        <style:list-level-properties text:space-before="2.4cm" text:min-label-width="0.6cm" style:vertical-pos="middle" style:vertical-rel="line" fo:width="0.539cm" fo:height="0.616cm"/>
      </text:list-level-style-image>
      <text:list-level-style-image text:level="6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539cm" fo:height="0.616cm"/>
      </text:list-level-style-image>
      <text:list-level-style-image text:level="7" xlink:href="Pictures/100000000000001C00000020D876C24E.gif" xlink:type="simple" xlink:show="embed" xlink:actuate="onLoad">
        <style:list-level-properties text:space-before="3.6cm" text:min-label-width="0.6cm" style:vertical-pos="middle" style:vertical-rel="line" fo:width="0.539cm" fo:height="0.616cm"/>
      </text:list-level-style-image>
      <text:list-level-style-image text:level="8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539cm" fo:height="0.616cm"/>
      </text:list-level-style-image>
      <text:list-level-style-image text:level="9" xlink:href="Pictures/100000000000001C00000020D876C24E.gif" xlink:type="simple" xlink:show="embed" xlink:actuate="onLoad">
        <style:list-level-properties text:space-before="4.8cm" text:min-label-width="0.6cm" style:vertical-pos="middle" style:vertical-rel="line" fo:width="0.539cm" fo:height="0.616cm"/>
      </text:list-level-style-image>
    </text:list-style>
  </office:automatic-styles>
  <office:body>
    <office:presentation>
      <draw:page draw:name="MainTitle" draw:style-name="dp1" draw:master-page-name="WP" presentation:presentation-page-layout-name="AL1T0">
        <office:forms form:automatic-focus="false" form:apply-design-mode="false"/>
        <draw:frame presentation:style-name="pr1" draw:text-style-name="P2" draw:layer="layout" svg:width="17.707cm" svg:height="7.258cm" svg:x="9.17cm" svg:y="3.791cm" presentation:class="title" presentation:user-transformed="true">
          <draw:text-box>
            <text:p text:style-name="P1"><text:span text:style-name="T1">Computer Programming</text:span><text:span text:style-name="T2"><text:line-break/></text:span><text:span text:style-name="T3"><text:line-break/></text:span><text:span text:style-name="T4">Graphical User Interface II</text:span><text:span text:style-name="T4"><text:line-break/></text:span><text:span text:style-name="T4"><text:line-break/></text:span><text:span text:style-name="T3">Swing</text:span></text:p>
          </draw:text-box>
        </draw:frame>
        <presentation:notes draw:style-name="dp2">
          <draw:page-thumbnail draw:layer="layout" svg:width="12.7cm" svg:height="9.525cm" svg:x="4.175cm" svg:y="3.005cm" draw:page-number="1"/>
          <draw:frame presentation:style-name="pr2" draw:text-style-name="P3" draw:layer="layout" svg:width="16.078cm" svg:height="11.431cm" svg:x="2.773cm" svg:y="13.065cm" presentation:class="notes" presentation:placeholder="true">
            <draw:text-box/>
          </draw:frame>
        </presentation:notes>
      </draw:page>
      <draw:page draw:name="Agenda" draw:style-name="dp1" draw:master-page-name="NormalIntro" presentation:presentation-page-layout-name="AL2T1">
        <office:forms form:automatic-focus="false" form:apply-design-mode="false"/>
        <draw:frame presentation:style-name="pr3" draw:text-style-name="P4" draw:layer="layout" svg:width="26.811cm" svg:height="3.507cm" svg:x="1.189cm" svg:y="0.643cm" presentation:class="title" presentation:user-transformed="true">
          <draw:text-box>
            <text:p text:style-name="P4">Agenda</text:p>
          </draw:text-box>
        </draw:frame>
        <draw:frame presentation:style-name="pr4" draw:text-style-name="P5" draw:layer="layout" svg:width="9.008cm" svg:height="8.327cm" svg:x="10.09cm" svg:y="8.104cm" presentation:class="outline" presentation:user-transformed="true">
          <draw:text-box>
            <text:list text:style-name="L3">
              <text:list-item>
                <text:p text:id="id13" text:style-name="P5">Lecture Goal(s)</text:p>
              </text:list-item>
            </text:list>
            <text:list text:style-name="L3">
              <text:list-item>
                <text:p text:id="id14" text:style-name="P5">AWT vs Swing</text:p>
              </text:list-item>
            </text:list>
            <text:list text:style-name="L3">
              <text:list-item>
                <text:p text:id="id15" text:style-name="P5">Look &amp; Feel</text:p>
              </text:list-item>
            </text:list>
            <text:list text:style-name="L3">
              <text:list-item>
                <text:p text:id="id16" text:style-name="P5">MVC</text:p>
              </text:list-item>
            </text:list>
            <text:list text:style-name="L3">
              <text:list-item>
                <text:p text:id="id17" text:style-name="P5">Conclus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3" anim:sub-item="text" smil:attributeName="visibility" smil:to="visible"/>
                  <anim:transitionFilter smil:dur="0.1s" smil:targetElement="id1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4" anim:sub-item="text" smil:attributeName="visibility" smil:to="visible"/>
                  <anim:transitionFilter smil:dur="0.1s" smil:targetElement="id1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5" anim:sub-item="text" smil:attributeName="visibility" smil:to="visible"/>
                  <anim:transitionFilter smil:dur="0.1s" smil:targetElement="id1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6" anim:sub-item="text" smil:attributeName="visibility" smil:to="visible"/>
                  <anim:transitionFilter smil:dur="0.1s" smil:targetElement="id1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7" anim:sub-item="text" smil:attributeName="visibility" smil:to="visible"/>
                  <anim:transitionFilter smil:dur="0.1s" smil:targetElement="id17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2"/>
          <draw:frame presentation:style-name="pr5" draw:text-style-name="P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SEC:LectureGoals" draw:style-name="dp1" draw:master-page-name="Section" presentation:presentation-page-layout-name="AL3T19">
        <office:forms form:automatic-focus="false" form:apply-design-mode="false"/>
        <draw:frame presentation:style-name="pr6" draw:text-style-name="P4" draw:layer="layout" svg:width="14.7cm" svg:height="4.252cm" svg:x="4.1cm" svg:y="8.042cm" presentation:class="title" presentation:user-transformed="true">
          <draw:text-box>
            <text:p text:style-name="P4">Lecture Goal(s)</text:p>
          </draw:text-box>
        </draw:frame>
        <presentation:notes draw:style-name="dp2">
          <draw:page-thumbnail draw:layer="layout" svg:width="12.7cm" svg:height="9.525cm" svg:x="4.175cm" svg:y="3.005cm" draw:page-number="3"/>
          <draw:frame presentation:style-name="pr7" draw:text-style-name="P3" draw:layer="layout" svg:width="16.078cm" svg:height="11.431cm" svg:x="2.773cm" svg:y="13.065cm" presentation:class="notes" presentation:placeholder="true">
            <draw:text-box/>
          </draw:frame>
        </presentation:notes>
      </draw:page>
      <draw:page draw:name="Java Programming" draw:style-name="dp1" draw:master-page-name="Normal1" presentation:presentation-page-layout-name="AL2T1">
        <office:forms form:automatic-focus="false" form:apply-design-mode="false"/>
        <draw:frame presentation:style-name="pr8" draw:text-style-name="P5" draw:layer="layout" svg:width="18.135cm" svg:height="13.622cm" svg:x="5.998cm" svg:y="5.838cm" presentation:class="outline" presentation:user-transformed="true">
          <draw:text-box>
            <text:list text:style-name="L3">
              <text:list-item>
                <text:p text:style-name="P5">8: Summarizing Example</text:p>
              </text:list-item>
            </text:list>
            <text:list text:style-name="L3">
              <text:list-item>
                <text:p text:style-name="P5">9: Standard library</text:p>
              </text:list-item>
            </text:list>
            <text:list text:style-name="L3">
              <text:list-item>
                <text:p text:style-name="P5">10: GUI – AWT</text:p>
              </text:list-item>
            </text:list>
            <text:list text:style-name="L3">
              <text:list-item>
                <text:p text:style-name="P5">11: GUI – Swing</text:p>
              </text:list-item>
            </text:list>
            <text:list text:style-name="L3">
              <text:list-item>
                <text:p text:style-name="P5">12: IO programming</text:p>
              </text:list-item>
            </text:list>
            <text:list text:style-name="L3">
              <text:list-item>
                <text:p text:style-name="P5">13: Network programming</text:p>
              </text:list-item>
            </text:list>
            <text:list text:style-name="L3">
              <text:list-item>
                <text:p text:style-name="P5">14: Java archives and JavaBeans</text:p>
              </text:list-item>
            </text:list>
            <text:list text:style-name="L3">
              <text:list-item>
                <text:p text:style-name="P5">15: Conclusions</text:p>
              </text:list-item>
            </text:list>
          </draw:text-box>
        </draw:frame>
        <draw:rect draw:style-name="gr1" draw:text-style-name="P6" draw:layer="layout" svg:width="13.684cm" svg:height="1.432cm" draw:transform="rotate (1.5707963267946) translate (4.519cm 19.472cm)">
          <text:p text:style-name="P4"><text:span text:style-name="T5">Java</text:span></text:p>
        </draw:rect>
        <draw:frame draw:style-name="gr2" draw:text-style-name="P4" draw:layer="layout" svg:width="1.196cm" svg:height="6.953cm" svg:x="0cm" svg:y="14.048cm">
          <draw:text-box>
            <text:p text:style-name="P4">L</text:p>
            <text:p text:style-name="P4">E</text:p>
            <text:p text:style-name="P4">C</text:p>
            <text:p text:style-name="P4">T</text:p>
            <text:p text:style-name="P4">U</text:p>
            <text:p text:style-name="P4">R</text:p>
            <text:p text:style-name="P4">E</text:p>
            <text:p text:style-name="P4"/>
            <text:p text:style-name="P4">G</text:p>
            <text:p text:style-name="P4">O</text:p>
            <text:p text:style-name="P4">A</text:p>
            <text:p text:style-name="P4">L</text:p>
            <text:p text:style-name="P4">S</text:p>
          </draw:text-box>
        </draw:frame>
        <draw:rect draw:style-name="gr3" draw:id="id18" draw:layer="layout" svg:width="18.729cm" svg:height="1.731cm" svg:x="6.137cm" svg:y="10.914cm" draw:corner-radius="0.5cm">
          <text:p text:style-name="P4"/>
        </draw:rect>
        <draw:frame presentation:style-name="pr9" draw:text-style-name="P4" draw:layer="layout" svg:width="26.803cm" svg:height="3.507cm" svg:x="1.197cm" svg:y="0.643cm" presentation:class="title">
          <draw:text-box>
            <text:p text:style-name="P4">Lectures Overview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8" smil:attributeName="visibility" smil:to="visible"/>
                  <anim:transitionFilter smil:dur="1s" smil:targetElement="id18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4"/>
          <draw:frame presentation:style-name="pr10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oday's Goal" draw:style-name="dp1" draw:master-page-name="Normal1" presentation:presentation-page-layout-name="AL1T0">
        <office:forms form:automatic-focus="false" form:apply-design-mode="false"/>
        <draw:frame draw:style-name="gr2" draw:text-style-name="P4" draw:layer="layout" svg:width="1.196cm" svg:height="6.953cm" svg:x="0cm" svg:y="14.048cm">
          <draw:text-box>
            <text:p text:style-name="P4">L</text:p>
            <text:p text:style-name="P4">E</text:p>
            <text:p text:style-name="P4">C</text:p>
            <text:p text:style-name="P4">T</text:p>
            <text:p text:style-name="P4">U</text:p>
            <text:p text:style-name="P4">R</text:p>
            <text:p text:style-name="P4">E</text:p>
            <text:p text:style-name="P4"/>
            <text:p text:style-name="P4">G</text:p>
            <text:p text:style-name="P4">O</text:p>
            <text:p text:style-name="P4">A</text:p>
            <text:p text:style-name="P4">L</text:p>
            <text:p text:style-name="P4">S</text:p>
          </draw:text-box>
        </draw:frame>
        <draw:g>
          <draw:frame presentation:style-name="pr11" draw:text-style-name="P8" draw:layer="layout" svg:width="15.92cm" svg:height="9.664cm" svg:x="6.638cm" svg:y="7.29cm">
            <draw:text-box>
              <text:p text:style-name="P7"><text:span text:style-name="T6">To provide programming</text:span><text:span text:style-name="T6"><text:line-break/></text:span><text:span text:style-name="T6">knowledge about the </text:span><text:span text:style-name="T6"><text:line-break/></text:span><text:span text:style-name="T7">building of GUIs </text:span><text:span text:style-name="T6">with <text:s/></text:span><text:span text:style-name="T7">Swing</text:span></text:p>
            </draw:text-box>
          </draw:frame>
          <draw:frame draw:style-name="gr4" draw:text-style-name="P9" draw:layer="layout" svg:width="0.006cm" svg:height="1.181cm" svg:x="14.595cm" svg:y="11.353cm">
            <draw:text-box>
              <text:p text:style-name="P4"/>
            </draw:text-box>
          </draw:frame>
          <draw:polyline draw:style-name="gr5" draw:layer="layout" svg:width="16.518cm" svg:height="0.925cm" svg:x="6.339cm" svg:y="7.909cm" svg:viewBox="0 0 16519 926" draw:points="0,925 0,0 16518,0 16518,847">
            <text:p text:style-name="P4"/>
          </draw:polyline>
          <draw:polyline draw:style-name="gr5" draw:layer="layout" svg:width="16.518cm" svg:height="0.925cm" draw:transform="rotate (3.1415926535892) translate (22.857cm 16.408cm)" svg:viewBox="0 0 16519 926" draw:points="16518,925 16518,0 0,0 0,847">
            <text:p text:style-name="P4"/>
          </draw:polyline>
        </draw:g>
        <draw:frame presentation:style-name="pr9" draw:text-style-name="P4" draw:layer="layout" svg:width="26.803cm" svg:height="3.507cm" svg:x="1.197cm" svg:y="0.643cm" presentation:class="title">
          <draw:text-box>
            <text:p text:style-name="P4">Today's Goal</text:p>
          </draw:text-box>
        </draw:frame>
        <presentation:notes draw:style-name="dp2">
          <draw:page-thumbnail draw:layer="layout" svg:width="13.705cm" svg:height="10.279cm" svg:x="3.641cm" svg:y="2.853cm" draw:page-number="5"/>
          <draw:frame presentation:style-name="pr10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AWT vs Swing" draw:style-name="dp1" draw:master-page-name="Section" presentation:presentation-page-layout-name="AL3T19">
        <office:forms form:automatic-focus="false" form:apply-design-mode="false"/>
        <draw:frame presentation:style-name="pr12" draw:text-style-name="P4" draw:layer="layout" svg:width="14.7cm" svg:height="3.503cm" svg:x="3.8cm" svg:y="8.416cm" presentation:class="title" presentation:user-transformed="true">
          <draw:text-box>
            <text:p text:style-name="P4">AWT vs Swing</text:p>
          </draw:text-box>
        </draw:frame>
        <presentation:notes draw:style-name="dp2">
          <draw:page-thumbnail draw:layer="layout" svg:width="12.7cm" svg:height="9.525cm" svg:x="4.175cm" svg:y="3.005cm" draw:page-number="6" presentation:class="page"/>
          <draw:frame presentation:style-name="pr13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Swing" draw:style-name="dp1" draw:master-page-name="Normal1" presentation:presentation-page-layout-name="AL2T1">
        <office:forms form:automatic-focus="false" form:apply-design-mode="false"/>
        <draw:frame draw:style-name="gr6" draw:text-style-name="P4" draw:layer="layout" svg:width="1.196cm" svg:height="6.943cm" svg:x="0cm" svg:y="14.069cm">
          <draw:text-box>
            <text:p text:style-name="P4">A</text:p>
            <text:p text:style-name="P4">W</text:p>
            <text:p text:style-name="P4">T</text:p>
            <text:p text:style-name="P4"/>
            <text:p text:style-name="P4">V</text:p>
            <text:p text:style-name="P4">S</text:p>
            <text:p text:style-name="P4"/>
            <text:p text:style-name="P4">S</text:p>
            <text:p text:style-name="P4">W</text:p>
            <text:p text:style-name="P4">I</text:p>
            <text:p text:style-name="P4">N</text:p>
            <text:p text:style-name="P4">G</text:p>
          </draw:text-box>
        </draw:frame>
        <draw:frame presentation:style-name="pr14" draw:text-style-name="P10" draw:layer="layout" svg:width="19.397cm" svg:height="12.583cm" svg:x="4.9cm" svg:y="6.312cm" presentation:class="outline" presentation:user-transformed="true">
          <draw:text-box>
            <text:list text:style-name="L3">
              <text:list-item>
                <text:p text:style-name="P10">Building GUIs</text:p>
              </text:list-item>
            </text:list>
            <text:list text:style-name="L3">
              <text:list-item>
                <text:p text:style-name="P10">Extends AWT</text:p>
              </text:list-item>
            </text:list>
            <text:list text:style-name="L3">
              <text:list-item>
                <text:list>
                  <text:list-item>
                    <text:p text:style-name="P11">New contain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New componen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New layout manag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New events and listeners</text:p>
                  </text:list-item>
                </text:list>
              </text:list-item>
            </text:list>
            <text:list text:style-name="L3">
              <text:list-item>
                <text:p text:style-name="P12">First appearance at JavaOne (1997)</text:p>
              </text:list-item>
            </text:list>
            <text:list text:style-name="L3">
              <text:list-item>
                <text:p text:style-name="P12">Integrated to Java in Java2</text:p>
              </text:list-item>
            </text:list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Swing</text:p>
          </draw:text-box>
        </draw:frame>
        <presentation:notes draw:style-name="dp2">
          <draw:page-thumbnail draw:layer="layout" svg:width="13.705cm" svg:height="10.279cm" svg:x="3.641cm" svg:y="2.853cm" draw:page-number="7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Normal1" presentation:presentation-page-layout-name="AL2T1">
        <office:forms form:automatic-focus="false" form:apply-design-mode="false"/>
        <draw:frame draw:style-name="gr6" draw:text-style-name="P4" draw:layer="layout" svg:width="1.196cm" svg:height="6.943cm" svg:x="0cm" svg:y="14.069cm">
          <draw:text-box>
            <text:p text:style-name="P4">A</text:p>
            <text:p text:style-name="P4">W</text:p>
            <text:p text:style-name="P4">T</text:p>
            <text:p text:style-name="P4"/>
            <text:p text:style-name="P4">V</text:p>
            <text:p text:style-name="P4">S</text:p>
            <text:p text:style-name="P4"/>
            <text:p text:style-name="P4">S</text:p>
            <text:p text:style-name="P4">W</text:p>
            <text:p text:style-name="P4">I</text:p>
            <text:p text:style-name="P4">N</text:p>
            <text:p text:style-name="P4">G</text:p>
          </draw:text-box>
        </draw:frame>
        <draw:frame presentation:style-name="pr16" draw:text-style-name="P10" draw:layer="layout" svg:width="23.971cm" svg:height="12.768cm" svg:x="2.613cm" svg:y="6.412cm" presentation:class="outline" presentation:user-transformed="true">
          <draw:text-box>
            <text:list text:style-name="L3">
              <text:list-item>
                <text:p text:style-name="P10">Packages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java.awt</text:span> <text:span text:style-name="T9">→</text:span><text:span text:style-name="T10"> </text:span><text:span text:style-name="T8">javax.swing</text:span></text:p>
                  </text:list-item>
                </text:list>
              </text:list-item>
            </text:list>
            <text:list text:style-name="L3">
              <text:list-item>
                <text:p text:style-name="P10">New classes (with 'J')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java.awt.Frame</text:span> <text:span text:style-name="T9">→</text:span><text:span text:style-name="T10"> </text:span><text:span text:style-name="T8">javax.swing.JFra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java.awt.Panel </text:span><text:span text:style-name="T11">→</text:span><text:span text:style-name="T12"> </text:span><text:span text:style-name="T8">javax.swing.JPane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java.awt.Button </text:span><text:span text:style-name="T11">→</text:span><text:span text:style-name="T12"> </text:span><text:span text:style-name="T8">javax.swing.JButton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13">Name changes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4">java.awt.Choice</text:span><text:span text:style-name="T13"> →</text:span><text:span text:style-name="T15"> </text:span><text:span text:style-name="T14">javax.swing.JComboBox</text:span></text:p>
                  </text:list-item>
                </text:list>
              </text:list-item>
            </text:list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Swing vs AWT</text:p>
          </draw:text-box>
        </draw:frame>
        <presentation:notes draw:style-name="dp2">
          <draw:page-thumbnail draw:layer="layout" svg:width="13.705cm" svg:height="10.279cm" svg:x="3.641cm" svg:y="2.853cm" draw:page-number="8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Normal1" presentation:presentation-page-layout-name="AL2T1">
        <office:forms form:automatic-focus="false" form:apply-design-mode="false"/>
        <draw:frame draw:style-name="gr6" draw:text-style-name="P4" draw:layer="layout" svg:width="1.196cm" svg:height="6.943cm" svg:x="0cm" svg:y="14.069cm">
          <draw:text-box>
            <text:p text:style-name="P4">A</text:p>
            <text:p text:style-name="P4">W</text:p>
            <text:p text:style-name="P4">T</text:p>
            <text:p text:style-name="P4"/>
            <text:p text:style-name="P4">V</text:p>
            <text:p text:style-name="P4">S</text:p>
            <text:p text:style-name="P4"/>
            <text:p text:style-name="P4">S</text:p>
            <text:p text:style-name="P4">W</text:p>
            <text:p text:style-name="P4">I</text:p>
            <text:p text:style-name="P4">N</text:p>
            <text:p text:style-name="P4">G</text:p>
          </draw:text-box>
        </draw:frame>
        <draw:frame presentation:style-name="pr17" draw:text-style-name="P10" draw:layer="layout" svg:width="26.748cm" svg:height="10.024cm" svg:x="1.224cm" svg:y="7.812cm" presentation:class="outline" presentation:user-transformed="true">
          <draw:text-box>
            <text:list text:style-name="L3">
              <text:list-item>
                <text:p text:style-name="P10">Closing a window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16">JFrame frame = new JFrame("MyFrame"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16">frame.setDefaultCloseOperation(JFrame.EXIT_ON_CLOSE);</text:span></text:p>
                  </text:list-item>
                </text:list>
              </text:list-item>
            </text:list>
            <text:list text:style-name="L3">
              <text:list-item>
                <text:p text:style-name="P10">Adding components to windows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17">JLabel label = new JLabel("Hello World"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17">frame.</text:span><text:span text:style-name="T18">getContentPane()</text:span><text:span text:style-name="T17">.setLayout(new BorderLayout()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17">frame.</text:span><text:span text:style-name="T18">getContentPane()</text:span><text:span text:style-name="T17">.add(label, BorderLayout.CENTER);</text:span></text:p>
                  </text:list-item>
                </text:list>
              </text:list-item>
            </text:list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Important Changes</text:p>
          </draw:text-box>
        </draw:frame>
        <presentation:notes draw:style-name="dp2">
          <draw:page-thumbnail draw:layer="layout" svg:width="13.705cm" svg:height="10.279cm" svg:x="3.641cm" svg:y="2.853cm" draw:page-number="9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wing Example" draw:style-name="dp1" draw:master-page-name="Normal1" presentation:presentation-page-layout-name="AL2T1">
        <office:forms form:automatic-focus="false" form:apply-design-mode="false"/>
        <draw:g>
          <draw:frame presentation:style-name="pr18" draw:text-style-name="P8" draw:layer="layout" svg:width="13.576cm" svg:height="7.058cm" svg:x="7.81cm" svg:y="8.702cm">
            <draw:text-box>
              <text:p text:style-name="P7"><text:span text:style-name="T6">Swing Set Demo</text:span></text:p>
            </draw:text-box>
          </draw:frame>
          <draw:frame draw:style-name="gr7" draw:text-style-name="P9" draw:layer="layout" svg:width="0.008cm" svg:height="0.937cm" svg:x="14.594cm" svg:y="11.632cm">
            <draw:text-box>
              <text:p text:style-name="P4"/>
            </draw:text-box>
          </draw:frame>
          <draw:polyline draw:style-name="gr5" draw:layer="layout" svg:width="14.09cm" svg:height="0.676cm" svg:x="7.553cm" svg:y="9.154cm" svg:viewBox="0 0 14091 677" draw:points="0,676 0,0 14090,0 14090,619">
            <text:p text:style-name="P4"/>
          </draw:polyline>
          <draw:polyline draw:style-name="gr5" draw:layer="layout" svg:width="14.09cm" svg:height="0.676cm" draw:transform="rotate (3.1415926535892) translate (21.643cm 15.361cm)" svg:viewBox="0 0 14091 677" draw:points="14090,676 14090,0 0,0 0,618">
            <text:p text:style-name="P4"/>
          </draw:polyline>
        </draw:g>
        <draw:frame draw:style-name="gr6" draw:text-style-name="P4" draw:layer="layout" svg:width="1.196cm" svg:height="6.943cm" svg:x="0cm" svg:y="14.07cm">
          <draw:text-box>
            <text:p text:style-name="P4">A</text:p>
            <text:p text:style-name="P4">W</text:p>
            <text:p text:style-name="P4">T</text:p>
            <text:p text:style-name="P4"/>
            <text:p text:style-name="P4">V</text:p>
            <text:p text:style-name="P4">S</text:p>
            <text:p text:style-name="P4"/>
            <text:p text:style-name="P4">S</text:p>
            <text:p text:style-name="P4">W</text:p>
            <text:p text:style-name="P4">I</text:p>
            <text:p text:style-name="P4">N</text:p>
            <text:p text:style-name="P4">G</text:p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Swing Example</text:p>
          </draw:text-box>
        </draw:frame>
        <presentation:notes draw:style-name="dp2">
          <draw:page-thumbnail draw:layer="layout" svg:width="13.705cm" svg:height="10.279cm" svg:x="3.641cm" svg:y="2.853cm" draw:page-number="10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Pluggable Look and Feel" draw:style-name="dp1" draw:master-page-name="Section" presentation:presentation-page-layout-name="AL3T19">
        <office:forms form:automatic-focus="false" form:apply-design-mode="false"/>
        <draw:frame presentation:style-name="pr12" draw:text-style-name="P4" draw:layer="layout" svg:width="15.156cm" svg:height="3.503cm" svg:x="3.913cm" svg:y="8.416cm" presentation:class="title" presentation:user-transformed="true">
          <draw:text-box>
            <text:p text:style-name="P4">Pluggable<text:line-break/>Look &amp; Feel</text:p>
          </draw:text-box>
        </draw:frame>
        <presentation:notes draw:style-name="dp2">
          <draw:page-thumbnail draw:layer="layout" svg:width="12.7cm" svg:height="9.525cm" svg:x="4.175cm" svg:y="3.005cm" draw:page-number="11" presentation:class="page"/>
          <draw:frame presentation:style-name="pr19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PLAF Example" draw:style-name="dp1" draw:master-page-name="Normal1" presentation:presentation-page-layout-name="AL2T1">
        <office:forms form:automatic-focus="false" form:apply-design-mode="false"/>
        <draw:g>
          <draw:frame presentation:style-name="pr20" draw:text-style-name="P8" draw:layer="layout" svg:width="13.576cm" svg:height="7.058cm" svg:x="7.81cm" svg:y="8.702cm">
            <draw:text-box>
              <text:p text:style-name="P7"><text:span text:style-name="T6">Swing Set Demo</text:span></text:p>
            </draw:text-box>
          </draw:frame>
          <draw:frame draw:style-name="gr7" draw:text-style-name="P9" draw:layer="layout" svg:width="0.008cm" svg:height="0.937cm" svg:x="14.594cm" svg:y="11.632cm">
            <draw:text-box>
              <text:p text:style-name="P4"/>
            </draw:text-box>
          </draw:frame>
          <draw:polyline draw:style-name="gr5" draw:layer="layout" svg:width="14.09cm" svg:height="0.676cm" svg:x="7.553cm" svg:y="9.154cm" svg:viewBox="0 0 14091 677" draw:points="0,676 0,0 14090,0 14090,619">
            <text:p text:style-name="P4"/>
          </draw:polyline>
          <draw:polyline draw:style-name="gr5" draw:layer="layout" svg:width="14.09cm" svg:height="0.676cm" draw:transform="rotate (3.1415926535892) translate (21.643cm 15.361cm)" svg:viewBox="0 0 14091 677" draw:points="14090,676 14090,0 0,0 0,618">
            <text:p text:style-name="P4"/>
          </draw:polyline>
        </draw:g>
        <draw:frame draw:style-name="gr6" draw:text-style-name="P4" draw:layer="layout" svg:width="1.196cm" svg:height="6.943cm" svg:x="0cm" svg:y="14.07cm">
          <draw:text-box>
            <text:p text:style-name="P4">P</text:p>
            <text:p text:style-name="P4">L</text:p>
            <text:p text:style-name="P4">U</text:p>
            <text:p text:style-name="P4">G</text:p>
            <text:p text:style-name="P4">G</text:p>
            <text:p text:style-name="P4">A</text:p>
            <text:p text:style-name="P4">B</text:p>
            <text:p text:style-name="P4">L</text:p>
            <text:p text:style-name="P4">E</text:p>
            <text:p text:style-name="P4"/>
            <text:p text:style-name="P4">L</text:p>
            <text:p text:style-name="P4">&amp;</text:p>
            <text:p text:style-name="P4">F</text:p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PLAF Example</text:p>
          </draw:text-box>
        </draw:frame>
        <presentation:notes draw:style-name="dp2">
          <draw:page-thumbnail draw:layer="layout" svg:width="13.705cm" svg:height="10.279cm" svg:x="3.641cm" svg:y="2.853cm" draw:page-number="12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Normal1" presentation:presentation-page-layout-name="AL2T1">
        <office:forms form:automatic-focus="false" form:apply-design-mode="false"/>
        <draw:frame presentation:style-name="pr21" draw:text-style-name="P5" draw:layer="layout" svg:width="23.021cm" svg:height="14.367cm" svg:x="3.088cm" svg:y="5.874cm" presentation:class="outline" presentation:user-transformed="true">
          <draw:text-box>
            <text:list text:style-name="L3">
              <text:list-item>
                <text:p text:style-name="P5">The <text:span text:style-name="T19">javax.swing.UIManager</text:span> class</text:p>
              </text:list-item>
            </text:list>
            <text:list text:style-name="L3">
              <text:list-item>
                <text:p text:style-name="P5">Setting the PLAF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6">UIManager.setLookAndFeel(plafClassName);</text:span></text:p>
                  </text:list-item>
                </text:list>
              </text:list-item>
            </text:list>
            <text:list text:style-name="L3">
              <text:list-item>
                <text:p text:style-name="P5">Getting PLAFs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16">getCrossPlatformLookAndFeelClassName();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6"><text:span text:style-name="T16">GetSystemLookAndFeelClassName();</text:span></text:p>
                  </text:list-item>
                </text:list>
              </text:list-item>
            </text:list>
            <text:list text:style-name="L7">
              <text:list-item>
                <text:p text:style-name="P17"><text:span text:style-name="T3">Updating the GUI</text:span></text:p>
              </text:list-item>
            </text:list>
            <text:list text:style-name="L7">
              <text:list-item>
                <text:list>
                  <text:list-item>
                    <text:p text:style-name="P16"><text:span text:style-name="T16">UIManager.setLookAndFeel(lnfName);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6"><text:span text:style-name="T16">SwingUtilities.updateComponentTreeUI(frame);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6"><text:span text:style-name="T16">frame.pack();</text:span></text:p>
                  </text:list-item>
                </text:list>
              </text:list-item>
            </text:list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Setting PLAF</text:p>
          </draw:text-box>
        </draw:frame>
        <presentation:notes draw:style-name="dp2">
          <draw:page-thumbnail draw:layer="layout" svg:width="13.705cm" svg:height="10.279cm" svg:x="3.641cm" svg:y="2.853cm" draw:page-number="13" presentation:class="page"/>
          <draw:frame presentation:style-name="pr15" draw:text-style-name="P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SEC:MVC" draw:style-name="dp1" draw:master-page-name="Section" presentation:presentation-page-layout-name="AL3T19">
        <office:forms form:automatic-focus="false" form:apply-design-mode="false"/>
        <draw:frame presentation:style-name="pr12" draw:text-style-name="P4" draw:layer="layout" svg:width="16.069cm" svg:height="3.503cm" svg:x="3cm" svg:y="8.416cm" presentation:class="title" presentation:user-transformed="true">
          <draw:text-box>
            <text:p text:style-name="P4">MVC<text:line-break/>Model-View-Controller </text:p>
          </draw:text-box>
        </draw:frame>
        <presentation:notes draw:style-name="dp2">
          <draw:page-thumbnail draw:layer="layout" svg:width="12.7cm" svg:height="9.525cm" svg:x="4.175cm" svg:y="3.005cm" draw:page-number="14" presentation:class="page"/>
          <draw:frame presentation:style-name="pr22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The MVC Model" draw:style-name="dp1" draw:master-page-name="Normal1" presentation:presentation-page-layout-name="AL2T1">
        <office:forms form:automatic-focus="false" form:apply-design-mode="false"/>
        <draw:frame draw:style-name="gr6" draw:text-style-name="P4" draw:layer="layout" svg:width="1.196cm" svg:height="6.943cm" svg:x="0cm" svg:y="14.069cm">
          <draw:text-box>
            <text:p text:style-name="P4"/>
            <text:p text:style-name="P4">M</text:p>
            <text:p text:style-name="P4">V</text:p>
            <text:p text:style-name="P4">C</text:p>
          </draw:text-box>
        </draw:frame>
        <draw:connector draw:style-name="gr8" draw:text-style-name="P18" draw:layer="layout" draw:type="line" svg:x1="16.516cm" svg:y1="9.63cm" svg:x2="21.394cm" svg:y2="14.508cm" draw:start-shape="id1" draw:start-glue-point="1" draw:end-shape="id2" draw:end-glue-point="0">
          <text:p text:style-name="P4"/>
        </draw:connector>
        <draw:connector draw:style-name="gr8" draw:text-style-name="P18" draw:layer="layout" draw:type="line" svg:x1="19.372cm" svg:y1="16.53cm" svg:x2="9.616cm" svg:y2="16.53cm" draw:start-shape="id2" draw:start-glue-point="3" draw:end-shape="id3" draw:end-glue-point="1">
          <text:p text:style-name="P4"/>
        </draw:connector>
        <draw:connector draw:style-name="gr8" draw:text-style-name="P18" draw:layer="layout" draw:type="line" svg:x1="7.594cm" svg:y1="14.508cm" svg:x2="12.472cm" svg:y2="9.63cm" draw:start-shape="id3" draw:end-shape="id1" draw:end-glue-point="3">
          <text:p text:style-name="P4"/>
        </draw:connector>
        <draw:circle draw:style-name="gr1" draw:text-style-name="P19" draw:id="id1" draw:layer="layout" svg:width="4.044cm" svg:height="4.044cm" svg:x="12.472cm" svg:y="7.608cm">
          <text:p text:style-name="P4"><text:span text:style-name="T20">Model</text:span></text:p>
        </draw:circle>
        <draw:circle draw:style-name="gr9" draw:text-style-name="P20" draw:id="id2" draw:layer="layout" svg:width="4.044cm" svg:height="4.044cm" svg:x="19.372cm" svg:y="14.508cm">
          <text:p text:style-name="P4"><text:span text:style-name="T20">View</text:span></text:p>
        </draw:circle>
        <draw:circle draw:style-name="gr10" draw:text-style-name="P20" draw:id="id3" draw:layer="layout" svg:width="4.044cm" svg:height="4.044cm" svg:x="5.572cm" svg:y="14.508cm">
          <text:p text:style-name="P4"><text:span text:style-name="T20">Controller</text:span></text:p>
        </draw:circle>
        <draw:frame presentation:style-name="pr9" draw:text-style-name="P4" draw:layer="layout" svg:width="26.803cm" svg:height="3.507cm" svg:x="1.197cm" svg:y="0.643cm" presentation:class="title">
          <draw:text-box>
            <text:p text:style-name="P4">The MVC Model</text:p>
          </draw:text-box>
        </draw:frame>
        <presentation:notes draw:style-name="dp2">
          <draw:page-thumbnail draw:layer="layout" svg:width="13.705cm" svg:height="10.279cm" svg:x="3.641cm" svg:y="2.853cm" draw:page-number="15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he MVC Model II" draw:style-name="dp1" draw:master-page-name="Normal1" presentation:presentation-page-layout-name="AL2T1">
        <office:forms form:automatic-focus="false" form:apply-design-mode="false"/>
        <draw:frame presentation:style-name="pr9" draw:text-style-name="P4" draw:layer="layout" svg:width="26.803cm" svg:height="3.507cm" svg:x="1.197cm" svg:y="0.643cm" presentation:class="title">
          <draw:text-box>
            <text:p text:style-name="P4">The MVC Model</text:p>
          </draw:text-box>
        </draw:frame>
        <draw:frame presentation:style-name="pr23" draw:text-style-name="P5" draw:layer="layout" svg:width="18.192cm" svg:height="13.899cm" svg:x="5.502cm" svg:y="5.938cm" presentation:class="outline" presentation:user-transformed="true">
          <draw:text-box>
            <text:list text:style-name="L3">
              <text:list-item>
                <text:p text:id="id19" text:style-name="P5">The Model</text:p>
              </text:list-item>
            </text:list>
            <text:list text:style-name="L3">
              <text:list-item>
                <text:list>
                  <text:list-item>
                    <text:p text:id="id20" text:style-name="P15">Data and logic process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1" text:style-name="P15">Notifies view of changes</text:p>
                  </text:list-item>
                </text:list>
              </text:list-item>
            </text:list>
            <text:list text:style-name="L3">
              <text:list-item>
                <text:p text:id="id22" text:style-name="P5">The View</text:p>
              </text:list-item>
            </text:list>
            <text:list text:style-name="L3">
              <text:list-item>
                <text:list>
                  <text:list-item>
                    <text:p text:id="id23" text:style-name="P15">Model displa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4" text:style-name="P15">Notifies controller of user interaction</text:p>
                  </text:list-item>
                </text:list>
              </text:list-item>
            </text:list>
            <text:list text:style-name="L3">
              <text:list-item>
                <text:p text:id="id25" text:style-name="P5">The controller</text:p>
              </text:list-item>
            </text:list>
            <text:list text:style-name="L3">
              <text:list-item>
                <text:list>
                  <text:list-item>
                    <text:p text:id="id26" text:style-name="P15">User interaction process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7" text:style-name="P15">Notifies model of action to be taken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1.196cm" svg:height="6.943cm" svg:x="0cm" svg:y="14.07cm">
          <draw:text-box>
            <text:p text:style-name="P4"/>
            <text:p text:style-name="P4">M</text:p>
            <text:p text:style-name="P4">V</text:p>
            <text:p text:style-name="P4">C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9" anim:sub-item="text" smil:attributeName="visibility" smil:to="visible"/>
                  <anim:transitionFilter smil:dur="1s" smil:targetElement="id1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0" anim:sub-item="text" smil:attributeName="visibility" smil:to="visible"/>
                  <anim:transitionFilter smil:dur="1s" smil:targetElement="id2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1" anim:sub-item="text" smil:attributeName="visibility" smil:to="visible"/>
                  <anim:transitionFilter smil:dur="1s" smil:targetElement="id2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2" anim:sub-item="text" smil:attributeName="visibility" smil:to="visible"/>
                  <anim:transitionFilter smil:dur="1s" smil:targetElement="id2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3" anim:sub-item="text" smil:attributeName="visibility" smil:to="visible"/>
                  <anim:transitionFilter smil:dur="1s" smil:targetElement="id2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4" anim:sub-item="text" smil:attributeName="visibility" smil:to="visible"/>
                  <anim:transitionFilter smil:dur="1s" smil:targetElement="id2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5" anim:sub-item="text" smil:attributeName="visibility" smil:to="visible"/>
                  <anim:transitionFilter smil:dur="1s" smil:targetElement="id2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6" anim:sub-item="text" smil:attributeName="visibility" smil:to="visible"/>
                  <anim:transitionFilter smil:dur="1s" smil:targetElement="id2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7" anim:sub-item="text" smil:attributeName="visibility" smil:to="visible"/>
                  <anim:transitionFilter smil:dur="1s" smil:targetElement="id27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16" presentation:class="page"/>
          <draw:frame presentation:style-name="pr15" draw:text-style-name="P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The MVC Model in Swing" draw:style-name="dp1" draw:master-page-name="Normal1" presentation:presentation-page-layout-name="AL2T1">
        <office:forms form:automatic-focus="false" form:apply-design-mode="false"/>
        <draw:rect draw:style-name="gr11" draw:text-style-name="P6" draw:id="id28" draw:layer="layout" svg:width="14.875cm" svg:height="6.465cm" svg:x="6.919cm" svg:y="11.589cm" draw:corner-radius="0.5cm">
          <text:p text:style-name="P4"><text:span text:style-name="T5">Component</text:span></text:p>
        </draw:rect>
        <draw:frame draw:style-name="gr6" draw:text-style-name="P4" draw:layer="layout" svg:width="1.196cm" svg:height="6.943cm" svg:x="0cm" svg:y="14.069cm">
          <draw:text-box>
            <text:p text:style-name="P4"/>
            <text:p text:style-name="P4">M</text:p>
            <text:p text:style-name="P4">V</text:p>
            <text:p text:style-name="P4">C</text:p>
          </draw:text-box>
        </draw:frame>
        <draw:connector draw:style-name="gr8" draw:text-style-name="P18" draw:layer="layout" draw:type="line" svg:x1="16.378cm" svg:y1="7.63cm" svg:x2="18.194cm" svg:y2="12.508cm" draw:start-shape="id4" draw:start-glue-point="1" draw:end-shape="id5" draw:end-glue-point="0">
          <text:p text:style-name="P4"/>
        </draw:connector>
        <draw:connector draw:style-name="gr8" draw:text-style-name="P18" draw:layer="layout" draw:type="line" svg:x1="16.172cm" svg:y1="14.53cm" svg:x2="12.416cm" svg:y2="14.53cm" draw:start-shape="id5" draw:start-glue-point="3" draw:end-shape="id6" draw:end-glue-point="1">
          <text:p text:style-name="P4"/>
        </draw:connector>
        <draw:connector draw:style-name="gr8" draw:text-style-name="P18" draw:layer="layout" draw:type="line" svg:x1="10.394cm" svg:y1="12.508cm" svg:x2="12.334cm" svg:y2="7.63cm" draw:start-shape="id6" draw:end-shape="id4" draw:end-glue-point="3">
          <text:p text:style-name="P4"/>
        </draw:connector>
        <draw:circle draw:style-name="gr1" draw:text-style-name="P19" draw:id="id4" draw:layer="layout" svg:width="4.044cm" svg:height="4.044cm" svg:x="12.334cm" svg:y="5.608cm">
          <text:p text:style-name="P4"><text:span text:style-name="T20">Model</text:span></text:p>
        </draw:circle>
        <draw:circle draw:style-name="gr9" draw:text-style-name="P20" draw:id="id5" draw:layer="layout" svg:width="4.044cm" svg:height="4.044cm" svg:x="16.172cm" svg:y="12.508cm">
          <text:p text:style-name="P4"><text:span text:style-name="T20">View</text:span></text:p>
        </draw:circle>
        <draw:circle draw:style-name="gr10" draw:text-style-name="P20" draw:id="id6" draw:layer="layout" svg:width="4.044cm" svg:height="4.044cm" svg:x="8.372cm" svg:y="12.508cm">
          <text:p text:style-name="P4"><text:span text:style-name="T20">Controller</text:span></text:p>
        </draw:circle>
        <draw:frame presentation:style-name="pr9" draw:text-style-name="P4" draw:layer="layout" svg:width="26.803cm" svg:height="3.507cm" svg:x="1.197cm" svg:y="0.643cm" presentation:class="title">
          <draw:text-box>
            <text:p text:style-name="P4">The MVC Model in Swing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28" smil:attributeName="visibility" smil:to="visible"/>
                  <anim:transitionFilter smil:dur="1s" smil:targetElement="id28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17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xample of the MVC model in Swing" draw:style-name="dp1" draw:master-page-name="Normal1" presentation:presentation-page-layout-name="AL2T1">
        <office:forms form:automatic-focus="false" form:apply-design-mode="false"/>
        <draw:frame draw:style-name="gr6" draw:text-style-name="P4" draw:layer="layout" svg:width="1.196cm" svg:height="6.943cm" svg:x="0cm" svg:y="14.069cm">
          <draw:text-box>
            <text:p text:style-name="P4"/>
            <text:p text:style-name="P4">M</text:p>
            <text:p text:style-name="P4">V</text:p>
            <text:p text:style-name="P4">C</text:p>
          </draw:text-box>
        </draw:frame>
        <draw:connector draw:style-name="gr8" draw:text-style-name="P18" draw:layer="layout" draw:type="line" svg:x1="17.363cm" svg:y1="9.914cm" svg:x2="18.394cm" svg:y2="14.008cm" draw:start-shape="id7" draw:start-glue-point="1" draw:end-shape="id8" draw:end-glue-point="0">
          <text:p text:style-name="P4"/>
        </draw:connector>
        <draw:connector draw:style-name="gr8" draw:text-style-name="P18" draw:layer="layout" draw:type="line" svg:x1="16.372cm" svg:y1="16.03cm" svg:x2="12.616cm" svg:y2="16.03cm" draw:start-shape="id8" draw:start-glue-point="3" draw:end-shape="id9" draw:end-glue-point="1">
          <text:p text:style-name="P4"/>
        </draw:connector>
        <draw:connector draw:style-name="gr8" draw:text-style-name="P18" draw:layer="layout" draw:type="line" svg:x1="10.594cm" svg:y1="14.008cm" svg:x2="11.75cm" svg:y2="9.914cm" draw:start-shape="id9" draw:end-shape="id7" draw:end-glue-point="3">
          <text:p text:style-name="P4"/>
        </draw:connector>
        <draw:circle draw:style-name="gr1" draw:text-style-name="P19" draw:id="id7" draw:layer="layout" svg:width="5.613cm" svg:height="5.613cm" svg:x="11.75cm" svg:y="7.108cm">
          <text:p text:style-name="P4"><text:span text:style-name="T20">ButtonModel</text:span></text:p>
        </draw:circle>
        <draw:circle draw:style-name="gr9" draw:text-style-name="P20" draw:id="id8" draw:layer="layout" svg:width="4.044cm" svg:height="4.044cm" svg:x="16.372cm" svg:y="14.008cm">
          <text:p text:style-name="P4"><text:span text:style-name="T20">View</text:span></text:p>
        </draw:circle>
        <draw:circle draw:style-name="gr10" draw:text-style-name="P20" draw:id="id9" draw:layer="layout" svg:width="4.044cm" svg:height="4.044cm" svg:x="8.572cm" svg:y="14.008cm">
          <text:p text:style-name="P4"><text:span text:style-name="T20">Controller</text:span></text:p>
        </draw:circle>
        <draw:rect draw:style-name="gr12" draw:text-style-name="P6" draw:layer="layout" svg:width="14.875cm" svg:height="4.159cm" svg:x="7.119cm" svg:y="13.989cm" draw:corner-radius="0.5cm">
          <text:p text:style-name="P4"><text:span text:style-name="T5">JButton</text:span></text:p>
        </draw:rect>
        <draw:frame presentation:style-name="pr9" draw:text-style-name="P4" draw:layer="layout" svg:width="26.803cm" svg:height="3.507cm" svg:x="1.197cm" svg:y="0.643cm" presentation:class="title">
          <draw:text-box>
            <text:p text:style-name="P4">Example</text:p>
          </draw:text-box>
        </draw:frame>
        <presentation:notes draw:style-name="dp2">
          <draw:page-thumbnail draw:layer="layout" svg:width="13.705cm" svg:height="10.279cm" svg:x="3.641cm" svg:y="2.853cm" draw:page-number="18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1 Model, Many Components" draw:style-name="dp1" draw:master-page-name="Normal1" presentation:presentation-page-layout-name="AL2T1">
        <office:forms form:automatic-focus="false" form:apply-design-mode="false"/>
        <draw:rect draw:style-name="gr12" draw:text-style-name="P6" draw:id="id12" draw:layer="layout" svg:width="7.675cm" svg:height="2.146cm" svg:x="3.019cm" svg:y="15.289cm" draw:corner-radius="0.5cm">
          <text:p text:style-name="P4"><text:span text:style-name="T5">JButton</text:span></text:p>
        </draw:rect>
        <draw:frame draw:style-name="gr6" draw:text-style-name="P4" draw:layer="layout" svg:width="1.196cm" svg:height="6.943cm" svg:x="0cm" svg:y="14.069cm">
          <draw:text-box>
            <text:p text:style-name="P4"/>
            <text:p text:style-name="P4">M</text:p>
            <text:p text:style-name="P4">V</text:p>
            <text:p text:style-name="P4">C</text:p>
          </draw:text-box>
        </draw:frame>
        <draw:connector draw:style-name="gr13" draw:text-style-name="P18" draw:layer="layout" draw:type="line" svg:x1="17.683cm" svg:y1="10.114cm" svg:x2="22.895cm" svg:y2="15.311cm" draw:start-shape="id10" draw:start-glue-point="1" draw:end-shape="id11" draw:end-glue-point="0">
          <text:p text:style-name="P4"/>
        </draw:connector>
        <draw:connector draw:style-name="gr13" draw:text-style-name="P18" draw:layer="layout" draw:type="line" svg:x1="6.856cm" svg:y1="15.289cm" svg:x2="12.07cm" svg:y2="10.114cm" draw:start-shape="id12" draw:start-glue-point="0" draw:end-shape="id10" draw:end-glue-point="3">
          <text:p text:style-name="P4"/>
        </draw:connector>
        <draw:circle draw:style-name="gr1" draw:text-style-name="P19" draw:id="id10" draw:layer="layout" svg:width="5.613cm" svg:height="5.613cm" svg:x="12.07cm" svg:y="7.308cm">
          <text:p text:style-name="P4"><text:span text:style-name="T20">ButtonModel</text:span></text:p>
        </draw:circle>
        <draw:rect draw:style-name="gr12" draw:text-style-name="P6" draw:id="id11" draw:layer="layout" svg:width="7.675cm" svg:height="2.146cm" svg:x="19.058cm" svg:y="15.311cm" draw:corner-radius="0.5cm">
          <text:p text:style-name="P4"><text:span text:style-name="T5">JMenuItem</text:span></text:p>
        </draw:rect>
        <draw:frame presentation:style-name="pr9" draw:text-style-name="P4" draw:layer="layout" svg:width="26.803cm" svg:height="3.507cm" svg:x="1.197cm" svg:y="0.643cm" presentation:class="title">
          <draw:text-box>
            <text:p text:style-name="P4">1 Model, Many Components</text:p>
          </draw:text-box>
        </draw:frame>
        <presentation:notes draw:style-name="dp2">
          <draw:page-thumbnail draw:layer="layout" svg:width="13.705cm" svg:height="10.279cm" svg:x="3.641cm" svg:y="2.853cm" draw:page-number="19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 examples" draw:style-name="dp1" draw:master-page-name="Section" presentation:presentation-page-layout-name="AL3T19">
        <office:forms form:automatic-focus="false" form:apply-design-mode="false"/>
        <draw:frame presentation:style-name="pr12" draw:text-style-name="P4" draw:layer="layout" svg:width="14.7cm" svg:height="3.503cm" svg:x="3.8cm" svg:y="8.416cm" presentation:class="title" presentation:user-transformed="true">
          <draw:text-box>
            <text:p text:style-name="P4">Examples</text:p>
          </draw:text-box>
        </draw:frame>
        <presentation:notes draw:style-name="dp2">
          <draw:page-thumbnail draw:layer="layout" svg:width="12.7cm" svg:height="9.525cm" svg:x="4.175cm" svg:y="3.005cm" draw:page-number="20" presentation:class="page"/>
          <draw:frame presentation:style-name="pr24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Age Calculator Example" draw:style-name="dp1" draw:master-page-name="Normal1" presentation:presentation-page-layout-name="AL2T1">
        <office:forms form:automatic-focus="false" form:apply-design-mode="false"/>
        <draw:g>
          <draw:frame presentation:style-name="pr25" draw:text-style-name="P8" draw:layer="layout" svg:width="13.576cm" svg:height="7.058cm" svg:x="7.81cm" svg:y="8.702cm">
            <draw:text-box>
              <text:p text:style-name="P7"><text:span text:style-name="T6">Age Calculator Example</text:span></text:p>
            </draw:text-box>
          </draw:frame>
          <draw:frame draw:style-name="gr7" draw:text-style-name="P9" draw:layer="layout" svg:width="0.008cm" svg:height="0.937cm" svg:x="14.594cm" svg:y="11.632cm">
            <draw:text-box>
              <text:p text:style-name="P4"/>
            </draw:text-box>
          </draw:frame>
          <draw:polyline draw:style-name="gr5" draw:layer="layout" svg:width="14.09cm" svg:height="0.676cm" svg:x="7.553cm" svg:y="9.154cm" svg:viewBox="0 0 14091 677" draw:points="0,676 0,0 14090,0 14090,619">
            <text:p text:style-name="P4"/>
          </draw:polyline>
          <draw:polyline draw:style-name="gr5" draw:layer="layout" svg:width="14.09cm" svg:height="0.676cm" draw:transform="rotate (3.1415926535892) translate (21.643cm 15.361cm)" svg:viewBox="0 0 14091 677" draw:points="14090,676 14090,0 0,0 0,618">
            <text:p text:style-name="P4"/>
          </draw:polyline>
        </draw:g>
        <draw:frame draw:style-name="gr6" draw:text-style-name="P4" draw:layer="layout" svg:width="1.196cm" svg:height="6.943cm" svg:x="0cm" svg:y="14.072cm">
          <draw:text-box>
            <text:p text:style-name="P4">E</text:p>
            <text:p text:style-name="P4">X</text:p>
            <text:p text:style-name="P4">A</text:p>
            <text:p text:style-name="P4">M</text:p>
            <text:p text:style-name="P4">P</text:p>
            <text:p text:style-name="P4">L</text:p>
            <text:p text:style-name="P4">E</text:p>
            <text:p text:style-name="P4">S</text:p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Example</text:p>
          </draw:text-box>
        </draw:frame>
        <presentation:notes draw:style-name="dp2">
          <draw:page-thumbnail draw:layer="layout" svg:width="13.705cm" svg:height="10.279cm" svg:x="3.641cm" svg:y="2.853cm" draw:page-number="21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Basket Manager example" draw:style-name="dp1" draw:master-page-name="Normal1" presentation:presentation-page-layout-name="AL2T1">
        <office:forms form:automatic-focus="false" form:apply-design-mode="false"/>
        <draw:g>
          <draw:frame presentation:style-name="pr26" draw:text-style-name="P8" draw:layer="layout" svg:width="13.576cm" svg:height="7.058cm" svg:x="7.81cm" svg:y="8.702cm">
            <draw:text-box>
              <text:p text:style-name="P7"><text:span text:style-name="T6">Basket Manager Example</text:span></text:p>
            </draw:text-box>
          </draw:frame>
          <draw:frame draw:style-name="gr7" draw:text-style-name="P9" draw:layer="layout" svg:width="0.008cm" svg:height="0.937cm" svg:x="14.594cm" svg:y="11.632cm">
            <draw:text-box>
              <text:p text:style-name="P4"/>
            </draw:text-box>
          </draw:frame>
          <draw:polyline draw:style-name="gr5" draw:layer="layout" svg:width="14.09cm" svg:height="0.676cm" svg:x="7.553cm" svg:y="9.154cm" svg:viewBox="0 0 14091 677" draw:points="0,676 0,0 14090,0 14090,619">
            <text:p text:style-name="P4"/>
          </draw:polyline>
          <draw:polyline draw:style-name="gr5" draw:layer="layout" svg:width="14.09cm" svg:height="0.676cm" draw:transform="rotate (3.1415926535892) translate (21.643cm 15.361cm)" svg:viewBox="0 0 14091 677" draw:points="14090,676 14090,0 0,0 0,618">
            <text:p text:style-name="P4"/>
          </draw:polyline>
        </draw:g>
        <draw:frame draw:style-name="gr6" draw:text-style-name="P4" draw:layer="layout" svg:width="1.196cm" svg:height="6.943cm" svg:x="0cm" svg:y="14.072cm">
          <draw:text-box>
            <text:p text:style-name="P4">E</text:p>
            <text:p text:style-name="P4">X</text:p>
            <text:p text:style-name="P4">A</text:p>
            <text:p text:style-name="P4">M</text:p>
            <text:p text:style-name="P4">P</text:p>
            <text:p text:style-name="P4">L</text:p>
            <text:p text:style-name="P4">E</text:p>
            <text:p text:style-name="P4">S</text:p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Example</text:p>
          </draw:text-box>
        </draw:frame>
        <presentation:notes draw:style-name="dp2">
          <draw:page-thumbnail draw:layer="layout" svg:width="13.705cm" svg:height="10.279cm" svg:x="3.641cm" svg:y="2.853cm" draw:page-number="22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Conclusion" draw:style-name="dp1" draw:master-page-name="Section" presentation:presentation-page-layout-name="AL3T19">
        <office:forms form:automatic-focus="false" form:apply-design-mode="false"/>
        <draw:frame presentation:style-name="pr12" draw:text-style-name="P4" draw:layer="layout" svg:width="14.7cm" svg:height="3.503cm" svg:x="3.8cm" svg:y="8.416cm" presentation:class="title" presentation:user-transformed="true">
          <draw:text-box>
            <text:p text:style-name="P4">Conclusion</text:p>
          </draw:text-box>
        </draw:frame>
        <presentation:notes draw:style-name="dp2">
          <draw:page-thumbnail draw:layer="layout" svg:width="12.7cm" svg:height="9.525cm" svg:x="4.175cm" svg:y="3.005cm" draw:page-number="23" presentation:class="page"/>
          <draw:frame presentation:style-name="pr27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GUI and Swing" draw:style-name="dp1" draw:master-page-name="Normal1" presentation:presentation-page-layout-name="AL2T1">
        <office:forms form:automatic-focus="false" form:apply-design-mode="false"/>
        <draw:frame draw:style-name="gr14" draw:text-style-name="P4" draw:layer="layout" svg:width="1.196cm" svg:height="7.043cm" svg:x="0cm" svg:y="14.068cm">
          <draw:text-box>
            <text:p text:style-name="P4">C</text:p>
            <text:p text:style-name="P4">O</text:p>
            <text:p text:style-name="P4">N</text:p>
            <text:p text:style-name="P4">C</text:p>
            <text:p text:style-name="P4">L</text:p>
            <text:p text:style-name="P4">U</text:p>
            <text:p text:style-name="P4">S</text:p>
            <text:p text:style-name="P4">I</text:p>
            <text:p text:style-name="P4">O</text:p>
            <text:p text:style-name="P4">N</text:p>
          </draw:text-box>
        </draw:frame>
        <draw:frame presentation:style-name="pr28" draw:text-style-name="P5" draw:layer="layout" svg:width="17.746cm" svg:height="7.895cm" svg:x="5.725cm" svg:y="8.268cm" presentation:class="outline" presentation:user-transformed="true">
          <draw:text-box>
            <text:list text:style-name="L3">
              <text:list-item>
                <text:p text:id="id29" text:style-name="P5">Swing is powerful!</text:p>
              </text:list-item>
            </text:list>
            <text:list text:style-name="L3">
              <text:list-item>
                <text:p text:id="id30" text:style-name="P5">Use the API and the Java tutorial</text:p>
              </text:list-item>
            </text:list>
            <text:list text:style-name="L3">
              <text:list-item>
                <text:p text:id="id31" text:style-name="P5">Separate GUI and logic</text:p>
              </text:list-item>
            </text:list>
            <text:list text:style-name="L3">
              <text:list-item>
                <text:list>
                  <text:list-item>
                    <text:p text:id="id32" text:style-name="P15">Build mode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33" text:style-name="P15">Build GUI on top of models</text:p>
                  </text:list-item>
                </text:list>
              </text:list-item>
            </text:list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GUI and Swing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9" anim:sub-item="text" smil:attributeName="visibility" smil:to="visible"/>
                  <anim:transitionFilter smil:dur="1s" smil:targetElement="id2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0" anim:sub-item="text" smil:attributeName="visibility" smil:to="visible"/>
                  <anim:transitionFilter smil:dur="1s" smil:targetElement="id3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1" anim:sub-item="text" smil:attributeName="visibility" smil:to="visible"/>
                  <anim:transitionFilter smil:dur="1s" smil:targetElement="id3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2" anim:sub-item="text" smil:attributeName="visibility" smil:to="visible"/>
                  <anim:transitionFilter smil:dur="1s" smil:targetElement="id3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3" anim:sub-item="text" smil:attributeName="visibility" smil:to="visible"/>
                  <anim:transitionFilter smil:dur="1s" smil:targetElement="id33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24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LastSlide" draw:style-name="dp1" draw:master-page-name="Section" presentation:presentation-page-layout-name="AL3T19">
        <office:forms form:automatic-focus="false" form:apply-design-mode="false"/>
        <draw:frame presentation:style-name="pr12" draw:text-style-name="P4" draw:layer="layout" svg:width="20.439cm" svg:height="3.503cm" svg:x="4.1cm" svg:y="8.416cm" presentation:class="title" presentation:user-transformed="true">
          <draw:text-box>
            <text:p text:style-name="P4">See you next week</text:p>
          </draw:text-box>
        </draw:frame>
        <presentation:notes draw:style-name="dp2">
          <draw:page-thumbnail draw:layer="layout" svg:width="12.7cm" svg:height="9.525cm" svg:x="4.175cm" svg:y="3.005cm" draw:page-number="25"/>
          <draw:frame presentation:style-name="pr7" draw:text-style-name="P21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1" draw:display-name="Gradient 11" draw:style="linear" draw:start-color="#dc2300" draw:end-color="#ff6633" draw:start-intensity="100%" draw:end-intensity="100%" draw:angle="450" draw:border="5%"/>
    <draw:gradient draw:name="Gradient_20_7" draw:display-name="Gradient 7" draw:style="linear" draw:start-color="#ffcc99" draw:end-color="#ff6633" draw:start-intensity="100%" draw:end-intensity="100%" draw:angle="600" draw:border="10%"/>
    <draw:gradient draw:name="Gradient_20_8" draw:display-name="Gradient 8" draw:style="linear" draw:start-color="#ffffff" draw:end-color="#006b6b" draw:start-intensity="90%" draw:end-intensity="100%" draw:angle="600" draw:border="0%"/>
    <draw:gradient draw:name="Gradient_20_9" draw:display-name="Gradient 9" draw:style="linear" draw:start-color="#ffffff" draw:end-color="#000080" draw:start-intensity="90%" draw:end-intensity="100%" draw:angle="6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5900000047CE790D02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gradient" draw:fill-color="#00b8ff" draw:fill-gradient-name="Gradient_20_9" draw:fill-hatch-name="Hatch_20_1" draw:fill-image-name="Bitmape_20_1" draw:opacity="100%" draw:fill-image-width="0cm" draw:fill-image-height="0cm" draw:textarea-vertical-align="middle" draw:shadow="hidden" draw:shadow-offset-x="0.05cm" draw:shadow-offset-y="0.05cm" draw:shadow-color="#808080" draw:shadow-opacity="100%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/>
      <style:text-properties fo:color="#ffffff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none" svg:stroke-width="0.2cm" svg:stroke-color="#ff3333" draw:marker-start-width="0.6cm" draw:marker-end-width="0.6cm" draw:fill="gradient" draw:fill-gradient-name="Gradient_20_1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 fo:text-align="start"/>
      <style:text-properties fo:color="#ffffff" fo:font-size="40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geNumber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  <style:text-properties fo:color="#000080"/>
    </style:style>
    <style:style style:name="AuthorCopyright" style:family="graphic" style:parent-style-name="standard">
      <style:graphic-properties draw:stroke="none" draw:fill="none" draw:fill-image-width="0cm" draw:fill-image-height="0cm"/>
      <style:paragraph-properties fo:text-align="start"/>
      <style:text-properties fo:color="#000080"/>
    </style:style>
    <style:style style:name="Footer_5f_Bullet" style:display-name="Footer_Bullet" style:family="graphic" style:parent-style-name="Footer_5f_Title">
      <style:text-properties fo:color="#b3b3b3"/>
    </style:style>
    <style:style style:name="Footer_5f_Title" style:display-name="Footer_Title" style:family="graphic" style:parent-style-name="BlackArial_5f_22">
      <style:text-properties fo:color="#ffff99" fo:font-size="10pt" fo:font-weight="normal"/>
    </style:style>
    <style:style style:name="BlackArial_5f_22" style:display-name="BlackArial_22" style:family="graphic" style:parent-style-name="standard">
      <style:graphic-properties draw:stroke="none" draw:fill="none"/>
      <style:paragraph-properties fo:text-align="center"/>
      <style:text-properties fo:font-family="Arial" style:font-style-name="Bold" style:font-family-generic="swiss" style:font-pitch="variable" fo:font-size="22pt" fo:font-weight="bold"/>
    </style:style>
    <style:style style:name="AuthorAndAffiliation" style:family="graphic" style:parent-style-name="standard">
      <style:graphic-properties draw:stroke="none" draw:fill="none" draw:fill-image-name="Bitmape_20_2" draw:fill-image-width="0cm" draw:fill-image-height="0cm"/>
      <style:paragraph-properties fo:text-align="center"/>
      <style:text-properties fo:color="#ffffff" fo:font-size="26pt"/>
    </style:style>
    <style:style style:name="SideText" style:family="graphic" style:parent-style-name="standard"/>
    <style:style style:name="TransparentRed" style:family="graphic" style:parent-style-name="standard">
      <style:graphic-properties draw:stroke="none" draw:fill-gradient-name="Gradient_20_11" draw:opacity="50%" draw:shadow-opacity="50%"/>
    </style:style>
    <style:style style:name="TransparentBlue" style:family="graphic" style:parent-style-name="standard">
      <style:graphic-properties draw:stroke="none" draw:opacity="50%" draw:shadow-opacity="50%"/>
    </style:style>
    <style:style style:name="Braket" style:family="graphic" style:parent-style-name="objectwithoutfill">
      <style:graphic-properties draw:stroke="solid" svg:stroke-width="0.1cm" svg:stroke-color="#000080" draw:marker-start-width="0.45cm" draw:marker-end-width="0.45cm"/>
    </style:style>
    <style:style style:name="Normal1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Normal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background" style:family="presentation">
      <style:graphic-properties draw:stroke="none" draw:fill="none"/>
    </style:style>
    <style:style style:name="Normal1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1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1-outline1" style:family="presentation">
      <style:graphic-properties draw:stroke="none" draw:fill="none">
        <text:list-style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198cm" fo:margin-right="0cm" fo:margin-top="0cm" fo:margin-bottom="0.498cm" fo:text-align="start" text:enable-numbering="true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outline2" style:family="presentation" style:parent-style-name="Normal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1-outline3" style:family="presentation" style:parent-style-name="Normal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1-outline4" style:family="presentation" style:parent-style-name="Normal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1-outline5" style:family="presentation" style:parent-style-name="Normal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1-outline6" style:family="presentation" style:parent-style-name="Normal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1-outline7" style:family="presentation" style:parent-style-name="Normal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1-outline8" style:family="presentation" style:parent-style-name="Normal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1-outline9" style:family="presentation" style:parent-style-name="Normal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P-title" style:family="presentation">
      <style:graphic-properties draw:stroke="none" draw:fill="none" draw:fill-color="#000000" draw:textarea-vertical-align="top">
        <text:list-style>
          <text:list-level-style-number text:level="1" style:num-format=""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40pt" fo:font-style="normal" fo:text-shadow="none" style:text-underline-style="none" fo:font-weight="bold" style:font-size-asian="24pt"/>
    </style:style>
    <style:style style:name="WP-subtitle" style:family="presentation">
      <style:graphic-properties draw:stroke="none" draw:fill="none" draw:textarea-vertical-align="middle">
        <text:list-style>
          <text:list-level-style-number text:level="1" style:num-format=""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WP-background" style:family="presentation">
      <style:graphic-properties draw:stroke="none" draw:stroke-dash="Dash_20_1" svg:stroke-width="0cm" svg:stroke-color="#000000" svg:stroke-opacity="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WP-backgroundobjects" style:family="presentation">
      <style:graphic-properties draw:shadow="hidden" draw:shadow-offset-x="0.3cm" draw:shadow-offset-y="0.3cm" draw:shadow-color="#808080"/>
    </style:style>
    <style:style style:name="WP-notes" style:family="presentation">
      <style:graphic-properties draw:stroke="none" draw:fill="none">
        <text:list-style>
          <text:list-level-style-bullet text:level="1" text:bullet-char="•">
            <style:list-level-properties text:min-label-width="0.454cm"/>
            <style:text-properties fo:font-family="Times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fo:color="#000064" fo:font-size="100%"/>
          </text:list-level-style-bullet>
        </text:list-style>
      </style:graphic-properties>
      <style:paragraph-properties fo:margin-left="0.454cm" fo:margin-right="0cm" fo:margin-top="0.149cm" fo:margin-bottom="0cm" fo:line-height="100%" fo:text-align="start" text:enable-numbering="true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WP-outline1" style:family="presentation">
      <style:graphic-properties draw:stroke="none" draw:fill="none" draw:fill-color="#000000">
        <text:list-style>
          <text:list-level-style-bullet text:level="1" text:bullet-char="•"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</text:list-style>
      </style:graphic-properties>
      <style:paragraph-properties fo:margin-left="0.952cm" fo:margin-right="0cm" fo:margin-top="0.254cm" fo:margin-bottom="0cm" fo:line-height="90%" fo:text-align="start" text:enable-numbering="false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WP-outline2" style:family="presentation" style:parent-style-name="WP-outline1">
      <style:graphic-properties draw:fill="none" draw:fill-color="#000000"/>
      <style:paragraph-properties fo:margin-left="2.063cm" fo:margin-right="0cm" fo:margin-top="0.383cm" fo:margin-bottom="0cm" fo:line-height="100%" fo:text-align="start" text:enable-numbering="true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3" style:family="presentation" style:parent-style-name="WP-outline2">
      <style:graphic-properties draw:fill="none" draw:fill-color="#000000"/>
      <style:paragraph-properties fo:margin-left="3.175cm" fo:margin-right="0cm" fo:margin-top="0.352cm" fo:margin-bottom="0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4" style:family="presentation" style:parent-style-name="WP-outline3">
      <style:graphic-properties draw:fill="none" draw:fill-color="#000000"/>
      <style:paragraph-properties fo:margin-left="4.445cm" fo:margin-right="0cm" fo:margin-top="0.149cm" fo:margin-bottom="0.251cm" fo:line-height="100%" fo:text-align="start" text:enable-numbering="true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5" style:family="presentation" style:parent-style-name="WP-outline4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6" style:family="presentation" style:parent-style-name="WP-outline5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7" style:family="presentation" style:parent-style-name="WP-outline6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8" style:family="presentation" style:parent-style-name="WP-outline7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9" style:family="presentation" style:parent-style-name="WP-outline8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title" style:family="presentation">
      <style:graphic-properties draw:stroke="none" draw:fill="none" draw:fill-color="#000000" draw:textarea-vertical-align="top">
        <text:list-style>
          <text:list-level-style-number text:level="1" style:num-format=""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style-name="Bold" style:font-family-generic="swiss" style:font-pitch="variable" fo:font-size="40pt" fo:font-style="normal" fo:text-shadow="none" style:text-underline-style="none" fo:font-weight="bold" style:font-size-asian="24pt"/>
    </style:style>
    <style:style style:name="Section-subtitle" style:family="presentation">
      <style:graphic-properties draw:stroke="none" draw:fill="none" draw:textarea-vertical-align="middle">
        <text:list-style>
          <text:list-level-style-number text:level="1" style:num-format=""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Section-background" style:family="presentation">
      <style:graphic-properties draw:stroke="none" draw:stroke-dash="Dash_20_1" svg:stroke-width="0cm" svg:stroke-color="#000000" svg:stroke-opacity="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Section-backgroundobjects" style:family="presentation">
      <style:graphic-properties draw:shadow="hidden" draw:shadow-offset-x="0.3cm" draw:shadow-offset-y="0.3cm" draw:shadow-color="#808080"/>
    </style:style>
    <style:style style:name="Section-notes" style:family="presentation">
      <style:graphic-properties draw:stroke="none" draw:fill="none">
        <text:list-style>
          <text:list-level-style-bullet text:level="1" text:bullet-char="•">
            <style:list-level-properties text:min-label-width="0.454cm"/>
            <style:text-properties fo:font-family="Times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fo:color="#000064" fo:font-size="100%"/>
          </text:list-level-style-bullet>
        </text:list-style>
      </style:graphic-properties>
      <style:paragraph-properties fo:margin-left="0.454cm" fo:margin-right="0cm" fo:margin-top="0.149cm" fo:margin-bottom="0cm" fo:line-height="100%" fo:text-align="start" text:enable-numbering="true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Section-outline1" style:family="presentation">
      <style:graphic-properties draw:stroke="none" draw:fill="none" draw:fill-color="#000000">
        <text:list-style>
          <text:list-level-style-bullet text:level="1" text:bullet-char="•"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</text:list-style>
      </style:graphic-properties>
      <style:paragraph-properties fo:margin-left="0.952cm" fo:margin-right="0cm" fo:margin-top="0.254cm" fo:margin-bottom="0cm" fo:line-height="90%" fo:text-align="start" text:enable-numbering="false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Section-outline2" style:family="presentation" style:parent-style-name="Section-outline1">
      <style:graphic-properties draw:fill="none" draw:fill-color="#000000"/>
      <style:paragraph-properties fo:margin-left="2.063cm" fo:margin-right="0cm" fo:margin-top="0.383cm" fo:margin-bottom="0cm" fo:line-height="100%" fo:text-align="start" text:enable-numbering="true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3" style:family="presentation" style:parent-style-name="Section-outline2">
      <style:graphic-properties draw:fill="none" draw:fill-color="#000000"/>
      <style:paragraph-properties fo:margin-left="3.175cm" fo:margin-right="0cm" fo:margin-top="0.352cm" fo:margin-bottom="0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4" style:family="presentation" style:parent-style-name="Section-outline3">
      <style:graphic-properties draw:fill="none" draw:fill-color="#000000"/>
      <style:paragraph-properties fo:margin-left="4.445cm" fo:margin-right="0cm" fo:margin-top="0.149cm" fo:margin-bottom="0.251cm" fo:line-height="100%" fo:text-align="start" text:enable-numbering="true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5" style:family="presentation" style:parent-style-name="Section-outline4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6" style:family="presentation" style:parent-style-name="Section-outline5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7" style:family="presentation" style:parent-style-name="Section-outline6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8" style:family="presentation" style:parent-style-name="Section-outline7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9" style:family="presentation" style:parent-style-name="Section-outline8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NormalIntro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NormalIntr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background" style:family="presentation">
      <style:graphic-properties draw:stroke="none" draw:fill="none"/>
    </style:style>
    <style:style style:name="NormalIntro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Intro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Intro-outline1" style:family="presentation">
      <style:graphic-properties draw:stroke="none" draw:fill="none">
        <text:list-style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499cm" fo:text-align="start" text:enable-numbering="true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outline2" style:family="presentation" style:parent-style-name="NormalIntr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Intro-outline3" style:family="presentation" style:parent-style-name="NormalIntr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Intro-outline4" style:family="presentation" style:parent-style-name="NormalIntr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Intro-outline5" style:family="presentation" style:parent-style-name="NormalIntr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Intro-outline6" style:family="presentation" style:parent-style-name="NormalIntr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Intro-outline7" style:family="presentation" style:parent-style-name="NormalIntr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Intro-outline8" style:family="presentation" style:parent-style-name="NormalIntr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Intro-outline9" style:family="presentation" style:parent-style-name="NormalIntr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gradient-name="Gradient_20_1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AuthorCopyright">
      <style:graphic-properties draw:fill-image-width="0cm" draw:fill-image-height="0cm" draw:auto-grow-height="true" draw:auto-grow-width="false" fo:max-height="0cm" fo:min-height="0.475cm"/>
    </style:style>
    <style:style style:name="gr2" style:family="graphic" style:parent-style-name="PageNumber">
      <style:graphic-properties draw:auto-grow-height="true" draw:auto-grow-width="false" fo:max-height="0cm" fo:min-height="0.475cm"/>
    </style:style>
    <style:style style:name="gr3" style:family="graphic" style:parent-style-name="AuthorAndAffiliation">
      <style:graphic-properties draw:auto-grow-height="true" draw:auto-grow-width="false" fo:max-height="0cm" fo:min-height="4.2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24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gr7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gr8" style:family="graphic" style:parent-style-name="Footer_5f_Bullet">
      <style:graphic-properties draw:textarea-horizontal-align="left" draw:textarea-vertical-align="bottom" draw:auto-grow-height="true" draw:auto-grow-width="false" fo:min-height="0.656cm" fo:padding-top="0.128cm" fo:padding-bottom="0.128cm" fo:padding-left="0.256cm" fo:padding-right="0.256cm"/>
    </style:style>
    <style:style style:name="pr1" style:family="presentation" style:parent-style-name="Normal1-backgroundobjects">
      <style:graphic-properties draw:stroke="none" draw:fill-color="#ff6633" draw:opacity="50%" draw:textarea-horizontal-align="center" draw:textarea-vertical-align="middle" draw:shadow-opacity="50%"/>
    </style:style>
    <style:style style:name="pr2" style:family="presentation" style:parent-style-name="Normal1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pr3" style:family="presentation" style:parent-style-name="Normal1-backgroundobjects">
      <style:graphic-properties draw:stroke="none" draw:fill="solid" draw:fill-color="#000080" draw:fill-gradient-name="Linear_20_blue_2f_white" draw:fill-image-width="0cm" draw:fill-image-height="0cm" draw:textarea-horizontal-align="center" draw:textarea-vertical-align="middle"/>
    </style:style>
    <style:style style:name="pr4" style:family="presentation" style:parent-style-name="Normal1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pr5" style:family="presentation" style:parent-style-name="Normal1-outline1">
      <style:graphic-properties draw:fill-color="#ffffff" draw:auto-grow-height="false" fo:min-height="13.23cm"/>
    </style:style>
    <style:style style:name="pr6" style:family="presentation" style:parent-style-name="WP-backgroundobjects">
      <style:graphic-properties draw:stroke="none" draw:fill="gradient" draw:fill-color="#000080" draw:fill-gradient-name="Gradient_20_9" draw:textarea-horizontal-align="center" draw:textarea-vertical-align="middle"/>
    </style:style>
    <style:style style:name="pr7" style:family="presentation" style:parent-style-name="WP-title">
      <style:graphic-properties draw:fill-color="#ffffff" draw:auto-grow-height="false" fo:min-height="3.177cm"/>
    </style:style>
    <style:style style:name="pr8" style:family="presentation" style:parent-style-name="WP-outline1" style:list-style-name="L6">
      <style:graphic-properties draw:fill-color="#ffffff" draw:auto-grow-height="false" fo:min-height="12.001cm"/>
    </style:style>
    <style:style style:name="pr9" style:family="presentation" style:parent-style-name="WP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pr10" style:family="presentation" style:parent-style-name="WP-backgroundobjects">
      <style:graphic-properties draw:stroke="none" draw:fill="solid" draw:fill-color="#ff9966" draw:textarea-horizontal-align="center" draw:textarea-vertical-align="middle"/>
    </style:style>
    <style:style style:name="pr11" style:family="presentation" style:parent-style-name="Section-backgroundobjects">
      <style:graphic-properties draw:fill="gradient" draw:fill-gradient-name="Gradient_20_9" draw:textarea-horizontal-align="center" draw:textarea-vertical-align="middle"/>
    </style:style>
    <style:style style:name="pr12" style:family="presentation" style:parent-style-name="Section-backgroundobjects">
      <style:graphic-properties draw:stroke="none" draw:fill="solid" draw:fill-color="#ff6633" draw:textarea-horizontal-align="center" draw:textarea-vertical-align="middle"/>
    </style:style>
    <style:style style:name="pr13" style:family="presentation" style:parent-style-name="Section-title">
      <style:graphic-properties draw:fill-color="#ffffff" draw:auto-grow-height="false" fo:min-height="3.177cm"/>
    </style:style>
    <style:style style:name="pr14" style:family="presentation" style:parent-style-name="Section-outline1" style:list-style-name="L6">
      <style:graphic-properties draw:fill-color="#ffffff" draw:auto-grow-height="false" fo:min-height="12.001cm"/>
    </style:style>
    <style:style style:name="pr15" style:family="presentation" style:parent-style-name="Section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pr16" style:family="presentation" style:parent-style-name="Section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pr17" style:family="presentation" style:parent-style-name="NormalIntro-backgroundobjects">
      <style:graphic-properties draw:stroke="none" draw:fill-color="#ff6633" draw:opacity="50%" draw:textarea-horizontal-align="center" draw:textarea-vertical-align="middle" draw:shadow-opacity="50%"/>
    </style:style>
    <style:style style:name="pr18" style:family="presentation" style:parent-style-name="NormalIntro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pr19" style:family="presentation" style:parent-style-name="NormalIntro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pr20" style:family="presentation" style:parent-style-name="NormalIntro-title">
      <style:graphic-properties draw:fill-color="#ffffff" draw:auto-grow-height="false" fo:min-height="3.507cm"/>
    </style:style>
    <style:style style:name="pr21" style:family="presentation" style:parent-style-name="NormalIntro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>
        <style:tab-stops/>
      </style:paragraph-properties>
      <style:text-properties fo:font-size="1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0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text:enable-numbering="false" fo:text-indent="0cm"/>
    </style:style>
    <style:style style:name="P15" style:family="paragraph">
      <style:paragraph-properties fo:margin-left="0cm" fo:margin-right="0cm" text:enable-numbering="false" fo:text-indent="0cm"/>
      <style:text-properties fo:font-size="12pt"/>
    </style:style>
    <style:style style:name="P16" style:family="paragraph">
      <style:paragraph-properties fo:margin-left="0cm" fo:margin-right="0cm" fo:text-align="end" text:enable-numbering="false" fo:text-indent="0cm"/>
    </style:style>
    <style:style style:name="P17" style:family="paragraph">
      <style:paragraph-properties fo:margin-left="0cm" fo:margin-right="0cm" fo:text-align="end" text:enable-numbering="false" fo:text-indent="0cm"/>
      <style:text-properties fo:font-size="12pt"/>
    </style:style>
    <style:style style:name="P18" style:family="paragraph">
      <style:paragraph-properties fo:margin-left="0cm" fo:margin-right="0cm" fo:text-indent="0cm"/>
      <style:text-properties fo:color="#000000" fo:font-family="'Helvetica 55 Roman'" style:font-style-name="Bold" style:font-family-generic="swiss" style:font-pitch="variable" fo:font-size="12.3000001907349pt" style:font-size-asian="24pt"/>
    </style:style>
    <style:style style:name="T1" style:family="text">
      <style:text-properties fo:font-family="Arial" style:font-style-name="Bold" style:font-family-generic="swiss" style:font-pitch="variable" fo:font-size="10pt" style:font-family-asian="Arial" style:font-family-generic-asian="swiss" style:font-pitch-asian="variable" style:font-family-complex="Arial" style:font-family-generic-complex="swiss" style:font-pitch-complex="variable"/>
    </style:style>
    <style:style style:name="T2" style:family="text">
      <style:text-properties fo:font-size="10pt"/>
    </style:style>
    <style:style style:name="T3" style:family="text">
      <style:text-properties fo:font-size="32pt"/>
    </style:style>
    <style:style style:name="T4" style:family="text">
      <style:text-properties fo:font-size="24pt" fo:font-weight="normal"/>
    </style:style>
    <style:style style:name="T5" style:family="text">
      <style:text-properties fo:font-size="24pt" fo:font-style="italic" fo:font-weight="normal"/>
    </style:style>
    <style:style style:name="T6" style:family="text">
      <style:text-properties fo:font-family="Arial" style:font-style-name="Bold" style:font-family-generic="swiss" style:font-pitch="variable" fo:font-size="10pt"/>
    </style:style>
    <style:style style:name="T7" style:family="text">
      <style:text-properties fo:color="#b5c7ce" fo:font-family="'Helvetica 55 Roman'" style:font-style-name="Bold" style:font-family-generic="swiss" style:font-pitch="variable" fo:font-size="9pt" style:font-size-asian="24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3">
      <text:list-level-style-number text:level="1" style:num-format=""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text-properties fo:font-family="StarSymbol" style:font-style-name="Regular" style:font-pitch="variable" style:font-charset="x-symbol" fo:color="#cc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5" text:bullet-char="›">
        <style:list-level-properties text:space-before="5.08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StarSymbol" fo:color="#000064" fo:font-size="100%"/>
      </text:list-level-style-bullet>
    </text:list-style>
    <text:list-style style:name="L5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Normal1" style:page-layout-name="PM1" draw:style-name="dp1">
      <office:forms form:automatic-focus="false" form:apply-design-mode="false"/>
      <draw:rect presentation:style-name="pr1" draw:text-style-name="P1" draw:layer="backgroundobjects" svg:width="28cm" svg:height="4.808cm" svg:x="0cm" svg:y="0cm">
        <text:p text:style-name="P3"/>
      </draw:rect>
      <draw:rect presentation:style-name="pr2" draw:text-style-name="P1" draw:layer="backgroundobjects" svg:width="1.168cm" svg:height="14.526cm" svg:x="0cm" svg:y="0cm">
        <text:p text:style-name="P3"/>
      </draw:rect>
      <draw:rect presentation:style-name="pr3" draw:text-style-name="P2" draw:layer="backgroundobjects" svg:width="1.203cm" svg:height="6.931cm" svg:x="0cm" svg:y="14.068cm">
        <text:p text:style-name="P3"/>
      </draw:rect>
      <draw:path presentation:style-name="pr4" draw:text-style-name="P1" draw:layer="backgroundobjects" svg:width="3.974cm" svg:height="4.477cm" svg:x="17.982cm" svg:y="0.2cm" svg:viewBox="0 0 3975 4478" svg:d="m3974 0c-2315 1979 1017 4502-2366 1979s-382 2474-382 2474v24">
        <text:p text:style-name="P3"/>
      </draw:path>
      <draw:polyline presentation:style-name="pr4" draw:text-style-name="P1" draw:layer="backgroundobjects" svg:width="4.561cm" svg:height="5.074cm" draw:transform="rotate (-1.57079632679579) translate (27.799cm 0.2cm)" svg:viewBox="0 0 4562 5075" draw:points="0,5074 476,4587 783,4094 954,3610 1021,3148 1013,2725 961,2349 898,2040 853,1808 858,1668 944,1633 1141,1719 1482,1938 1996,2304 2714,2831 3438,3318 3961,3577 4306,3635 4499,3526 4561,3280 4516,2929 4389,2501 4202,2031 3979,1548 3745,1083 3522,669 3332,333 3202,109 3152,27 3152,0">
        <text:p text:style-name="P3"/>
      </draw:polyline>
      <draw:frame draw:style-name="gr1" draw:text-style-name="P4" draw:layer="backgroundobjects" svg:width="11.347cm" svg:height="0.475cm" svg:x="1.882cm" svg:y="20.124cm">
        <draw:text-box>
          <text:p text:style-name="P3"><text:span text:style-name="T1">© </text:span><text:span text:style-name="T2"><text:author-name text:fixed="false">Willy Picard</text:author-name></text:span></text:p>
        </draw:text-box>
      </draw:frame>
      <draw:frame draw:style-name="gr2" draw:text-style-name="P4" draw:layer="backgroundobjects" svg:width="0.848cm" svg:height="0.475cm" svg:x="26.565cm" svg:y="20.125cm">
        <draw:text-box>
          <text:p text:style-name="P3"><text:span text:style-name="T1"><text:page-number>&lt;number&gt;</text:page-number></text:span></text:p>
        </draw:text-box>
      </draw:frame>
      <draw:frame presentation:style-name="Normal1-title" draw:layer="backgroundobjects" svg:width="26.803cm" svg:height="3.506cm" svg:x="1.197cm" svg:y="0.643cm" presentation:class="title" presentation:placeholder="true">
        <draw:text-box/>
      </draw:frame>
      <draw:frame presentation:style-name="pr5" draw:text-style-name="P5" draw:layer="backgroundobjects" svg:width="23.91cm" svg:height="13.229cm" svg:x="3.257cm" svg:y="5.838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1-title" draw:layer="backgroundobjects" svg:width="13.705cm" svg:height="10.279cm" svg:x="3.641cm" svg:y="2.853cm" presentation:class="page"/>
        <draw:frame presentation:style-name="Normal1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WP" style:page-layout-name="PM1" draw:style-name="dp2">
      <draw:polygon presentation:style-name="pr6" draw:text-style-name="P1" draw:layer="backgroundobjects" svg:width="28cm" svg:height="19.295cm" svg:x="0cm" svg:y="1.705cm" svg:viewBox="0 0 28001 19296" draw:points="7446,1316 7149,645 6780,6 6775,0 28000,0 28000,19295 0,19295 0,10749 816,10646 1658,10466 2467,10220 3236,9913 3962,9546 4640,9126 5264,8654 5832,8135 6338,7573 6780,6971 7149,6332 7446,5661 7663,4961 7796,4235 7842,3489 7796,2742 7663,2016">
        <text:p text:style-name="P3"/>
      </draw:polygon>
      <draw:frame presentation:style-name="pr7" draw:text-style-name="P3" draw:layer="backgroundobjects" svg:width="14.7cm" svg:height="3.502cm" svg:x="12.6cm" svg:y="6.216cm" presentation:class="title" presentation:user-transformed="true">
        <draw:text-box>
          <text:p text:style-name="P3">Click to edit the title text format</text:p>
        </draw:text-box>
      </draw:frame>
      <draw:frame presentation:style-name="pr8" draw:text-style-name="P3" draw:layer="backgroundobjects" svg:width="14.852cm" svg:height="1.164cm" svg:x="12.558cm" svg:y="19.135cm" presentation:class="outline">
        <draw:text-box>
          <text:list text:style-name="L4">
            <text:list-item>
              <text:p text:style-name="P3">Click to edit the outline <text:line-break/>text format</text:p>
            </text:list-item>
          </text:list>
        </draw:text-box>
      </draw:frame>
      <draw:frame draw:style-name="gr3" draw:layer="backgroundobjects" svg:width="17.923cm" svg:height="4.235cm" svg:x="7.077cm" svg:y="13.902cm">
        <draw:text-box>
          <text:p text:style-name="P3"><text:span text:style-name="T3">Willy Picard</text:span></text:p>
          <text:p text:style-name="P3"><text:span text:style-name="T4">Department of Information Technology</text:span></text:p>
          <text:p text:style-name="P3"><text:span text:style-name="T4">The Poznan University of Economics</text:span></text:p>
          <text:p text:style-name="P3"><text:span text:style-name="T5">&lt;picard@kti.ae.poznan.pl&gt;</text:span></text:p>
        </draw:text-box>
      </draw:frame>
      <draw:frame draw:style-name="gr4" draw:text-style-name="P3" draw:layer="backgroundobjects" svg:width="1.526cm" svg:height="0.424cm" draw:transform="rotate (1.5707963267946) translate (0.381cm 20.715cm)">
        <draw:text-box>
          <text:p text:style-name="P3"><text:date style:data-style-name="D1" text:date-value="2005-10-11">10/11/05</text:date></text:p>
        </draw:text-box>
      </draw:frame>
      <draw:frame draw:style-name="gr5" draw:text-style-name="P1" draw:layer="backgroundobjects" svg:width="2.564cm" svg:height="2.513cm" svg:x="2.569cm" svg:y="4.534cm">
        <draw:image xlink:href="Pictures/100002000000005500000055A0E3D772.gif" xlink:type="simple" xlink:show="embed" xlink:actuate="onLoad">
          <text:p text:style-name="P3"/>
        </draw:image>
      </draw:frame>
      <draw:rect presentation:style-name="pr9" draw:text-style-name="P1" draw:layer="backgroundobjects" svg:width="1.094cm" svg:height="21cm" svg:x="0cm" svg:y="0cm">
        <text:p text:style-name="P3"/>
      </draw:rect>
      <draw:polygon presentation:style-name="pr10" draw:text-style-name="P1" draw:layer="backgroundobjects" svg:width="28cm" svg:height="1.705cm" svg:x="0cm" svg:y="0cm" svg:viewBox="0 0 28001 1706" draw:points="0,0 28000,0 28000,1705 0,1705">
        <text:p text:style-name="P3"/>
      </draw:polygon>
      <presentation:notes style:page-layout-name="PM2">
        <draw:page-thumbnail presentation:style-name="WP-title" draw:layer="backgroundobjects" svg:width="12.7cm" svg:height="9.525cm" svg:x="4.175cm" svg:y="3.005cm" presentation:class="page"/>
        <draw:frame presentation:style-name="WP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gr6" draw:text-style-name="P15" draw:layer="backgroundobjects" svg:width="8.255cm" svg:height="1.271cm" svg:x="2.401cm" svg:y="24.329cm">
          <draw:text-box>
            <text:p text:style-name="P14"><text:span text:style-name="T6"><text:date style:data-style-name="D3" text:date-value="2005-10-11">10/11/05</text:date></text:span></text:p>
          </draw:text-box>
        </draw:frame>
        <draw:frame draw:style-name="gr7" draw:text-style-name="P17" draw:layer="backgroundobjects" svg:width="8.255cm" svg:height="1.271cm" svg:x="10.733cm" svg:y="24.329cm">
          <draw:text-box>
            <text:p text:style-name="P16"><text:span text:style-name="T6"><text:page-number>&lt;number&gt;</text:page-number></text:span></text:p>
          </draw:text-box>
        </draw:frame>
        <draw:frame draw:style-name="gr8" draw:text-style-name="P18" draw:layer="backgroundobjects" svg:width="10.42cm" svg:height="0.912cm" svg:x="2.038cm" svg:y="2cm">
          <draw:text-box>
            <text:p text:style-name="P3"><text:span text:style-name="T7">| <text:s text:c="2"/>JavaOne 2003 <text:s text:c="2"/>| <text:s text:c="2"/>Session #</text:span></text:p>
          </draw:text-box>
        </draw:frame>
      </presentation:notes>
    </style:master-page>
    <style:master-page style:name="Section" style:page-layout-name="PM1" draw:style-name="dp2">
      <draw:rect presentation:style-name="pr11" draw:text-style-name="P1" draw:layer="backgroundobjects" svg:width="26.932cm" svg:height="21cm" svg:x="1.067cm" svg:y="-0.001cm">
        <text:p text:style-name="P3"/>
      </draw:rect>
      <draw:polygon presentation:style-name="pr12" draw:text-style-name="P1" draw:layer="backgroundobjects" svg:width="26.906cm" svg:height="6.157cm" svg:x="1.093cm" svg:y="7.097cm" svg:viewBox="0 0 26907 6158" draw:points="0,0 26906,0 26906,6157 0,6157 0,6120 275,5888 678,5424 1006,4902 1251,4331 1404,3718 1457,3073 1404,2427 1251,1814 1006,1243 678,721 275,257 0,24">
        <text:p text:style-name="P3"/>
      </draw:polygon>
      <draw:frame presentation:style-name="pr13" draw:text-style-name="P3" draw:layer="backgroundobjects" svg:width="14.7cm" svg:height="3.502cm" svg:x="3.8cm" svg:y="8.416cm" presentation:class="title" presentation:user-transformed="true">
        <draw:text-box>
          <text:p text:style-name="P3">Click to edit the title text format</text:p>
        </draw:text-box>
      </draw:frame>
      <draw:frame presentation:style-name="pr14" draw:text-style-name="P3" draw:layer="backgroundobjects" svg:width="14.852cm" svg:height="4.569cm" svg:x="12.558cm" svg:y="15.73cm" presentation:class="outline">
        <draw:text-box>
          <text:list text:style-name="L4">
            <text:list-item>
              <text:p text:style-name="P3">Click to edit the outline <text:line-break/>text format</text:p>
            </text:list-item>
          </text:list>
        </draw:text-box>
      </draw:frame>
      <draw:rect presentation:style-name="pr15" draw:text-style-name="P1" draw:layer="backgroundobjects" svg:width="1.094cm" svg:height="21cm" svg:x="0cm" svg:y="-0.001cm">
        <text:p text:style-name="P3"/>
      </draw:rect>
      <draw:path presentation:style-name="pr16" draw:text-style-name="P1" draw:layer="backgroundobjects" svg:width="3.974cm" svg:height="5.974cm" svg:x="17.983cm" svg:y="7.229cm" svg:viewBox="0 0 3975 5975" svg:d="m3974 0c-2315 2641 1017 6007-2366 2641s-382 3301-382 3301v32">
        <text:p text:style-name="P3"/>
      </draw:path>
      <draw:polyline presentation:style-name="pr16" draw:text-style-name="P1" draw:layer="backgroundobjects" svg:width="5.981cm" svg:height="5.074cm" draw:transform="rotate (-1.57079632679579) translate (27.799cm 7.148cm)" svg:viewBox="0 0 5982 5075" draw:points="0,5074 625,4587 1027,4094 1251,3610 1339,3148 1328,2725 1260,2349 1178,2040 1119,1808 1125,1668 1238,1633 1496,1719 1943,1938 2618,2304 3559,2831 4508,3318 5194,3577 5646,3635 5900,3526 5981,3280 5922,2929 5756,2501 5511,2031 5218,1548 4911,1083 4618,669 4370,333 4199,109 4133,27 4133,0">
        <text:p text:style-name="P3"/>
      </draw:polyline>
      <presentation:notes style:page-layout-name="PM2">
        <draw:page-thumbnail presentation:style-name="Section-title" draw:layer="backgroundobjects" svg:width="12.7cm" svg:height="9.525cm" svg:x="4.175cm" svg:y="3.005cm" presentation:class="page"/>
        <draw:frame presentation:style-name="Section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gr6" draw:text-style-name="P15" draw:layer="backgroundobjects" svg:width="8.255cm" svg:height="1.271cm" svg:x="2.401cm" svg:y="24.329cm">
          <draw:text-box>
            <text:p text:style-name="P14"><text:span text:style-name="T6"><text:date style:data-style-name="D3" text:date-value="2005-10-11">10/11/05</text:date></text:span></text:p>
          </draw:text-box>
        </draw:frame>
        <draw:frame draw:style-name="gr7" draw:text-style-name="P17" draw:layer="backgroundobjects" svg:width="8.255cm" svg:height="1.271cm" svg:x="10.733cm" svg:y="24.329cm">
          <draw:text-box>
            <text:p text:style-name="P16"><text:span text:style-name="T6"><text:page-number>&lt;number&gt;</text:page-number></text:span></text:p>
          </draw:text-box>
        </draw:frame>
        <draw:frame draw:style-name="gr8" draw:text-style-name="P18" draw:layer="backgroundobjects" svg:width="10.42cm" svg:height="0.912cm" svg:x="2.038cm" svg:y="2cm">
          <draw:text-box>
            <text:p text:style-name="P3"><text:span text:style-name="T7">| <text:s text:c="2"/>JavaOne 2003 <text:s text:c="2"/>| <text:s text:c="2"/>Session #</text:span></text:p>
          </draw:text-box>
        </draw:frame>
      </presentation:notes>
    </style:master-page>
    <style:master-page style:name="NormalIntro" style:page-layout-name="PM1" draw:style-name="dp1">
      <office:forms form:automatic-focus="false" form:apply-design-mode="false"/>
      <draw:rect presentation:style-name="pr17" draw:text-style-name="P1" draw:layer="backgroundobjects" svg:width="28cm" svg:height="4.808cm" svg:x="0cm" svg:y="0cm">
        <text:p text:style-name="P3"/>
      </draw:rect>
      <draw:rect presentation:style-name="pr18" draw:text-style-name="P1" draw:layer="backgroundobjects" svg:width="1.168cm" svg:height="21cm" svg:x="0cm" svg:y="0cm">
        <text:p text:style-name="P3"/>
      </draw:rect>
      <draw:path presentation:style-name="pr19" draw:text-style-name="P1" draw:layer="backgroundobjects" svg:width="3.974cm" svg:height="4.477cm" svg:x="17.982cm" svg:y="0.2cm" svg:viewBox="0 0 3975 4478" svg:d="m3974 0c-2315 1979 1017 4502-2366 1979s-382 2474-382 2474v24">
        <text:p text:style-name="P3"/>
      </draw:path>
      <draw:polyline presentation:style-name="pr19" draw:text-style-name="P1" draw:layer="backgroundobjects" svg:width="4.561cm" svg:height="5.074cm" draw:transform="rotate (-1.57079632679579) translate (27.799cm 0.2cm)" svg:viewBox="0 0 4562 5075" draw:points="0,5074 476,4587 783,4094 954,3610 1021,3148 1013,2725 961,2349 898,2040 853,1808 858,1668 944,1633 1141,1719 1482,1938 1996,2304 2714,2831 3438,3318 3961,3577 4306,3635 4499,3526 4561,3280 4516,2929 4389,2501 4202,2031 3979,1548 3745,1083 3522,669 3332,333 3202,109 3152,27 3152,0">
        <text:p text:style-name="P3"/>
      </draw:polyline>
      <draw:frame draw:style-name="gr1" draw:text-style-name="P4" draw:layer="backgroundobjects" svg:width="11.347cm" svg:height="0.475cm" svg:x="1.882cm" svg:y="20.124cm">
        <draw:text-box>
          <text:p text:style-name="P3"><text:span text:style-name="T1">© </text:span><text:span text:style-name="T2"><text:author-name text:fixed="false">Willy Picard</text:author-name></text:span></text:p>
        </draw:text-box>
      </draw:frame>
      <draw:frame draw:style-name="gr2" draw:text-style-name="P4" draw:layer="backgroundobjects" svg:width="0.848cm" svg:height="0.475cm" svg:x="26.565cm" svg:y="20.125cm">
        <draw:text-box>
          <text:p text:style-name="P3"><text:span text:style-name="T1"><text:page-number>&lt;number&gt;</text:page-number></text:span></text:p>
        </draw:text-box>
      </draw:frame>
      <draw:frame presentation:style-name="pr20" draw:layer="backgroundobjects" svg:width="26.803cm" svg:height="3.506cm" svg:x="1.197cm" svg:y="0.643cm" presentation:class="title">
        <draw:text-box>
          <text:p text:style-name="P3">Click to edit the title text format</text:p>
        </draw:text-box>
      </draw:frame>
      <draw:frame presentation:style-name="pr21" draw:text-style-name="P5" draw:layer="backgroundobjects" svg:width="23.91cm" svg:height="13.229cm" svg:x="3.257cm" svg:y="5.838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Intro-title" draw:layer="backgroundobjects" svg:width="13.705cm" svg:height="10.279cm" svg:x="3.641cm" svg:y="2.853cm" presentation:class="page"/>
        <draw:frame presentation:style-name="NormalIntro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5$FreeBSD OpenOffice.org_project/680m125$Build-8947</meta:generator>
    <dc:title>GUI II: Swing</dc:title>
    <dc:subject>ComputerProgramming</dc:subject>
    <meta:creation-date>2003-05-20T15:12:16</meta:creation-date>
    <dc:creator>Willy Picard</dc:creator>
    <dc:date>2005-10-11T12:56:18</dc:date>
    <meta:printed-by>Willy Picard</meta:printed-by>
    <meta:print-date>2004-10-25T12:50:25</meta:print-date>
    <dc:language>en-US</dc:language>
    <meta:editing-cycles>404</meta:editing-cycles>
    <meta:editing-duration>P5DT6H37M48S</meta:editing-duration>
    <meta:user-defined meta:name="Info 1"/>
    <meta:user-defined meta:name="Info 2"/>
    <meta:user-defined meta:name="Info 3"/>
    <meta:user-defined meta:name="Info 4"/>
    <meta:document-statistic meta:object-count="200"/>
  </office:meta>
</office:document-meta>
</file>